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Nachlieli CLM" svg:font-family="Nachlieli CLM" style:font-family-generic="modern" style:font-pitch="variable" svg:panose-1="2 0 6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hlomo" svg:font-family="Shlomo" style:font-family-generic="system" style:font-pitch="variable" svg:panose-1="2 0 4 0 0 0 0 0 0 0"/>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Taamey Ashkenaz" svg:font-family="Taamey Ashkenaz"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Textbody" style:master-page-name="MP0" style:family="paragraph">
      <style:paragraph-properties fo:break-before="page" style:writing-mode="rl-tb" fo:margin-bottom="0.0576in"/>
    </style:style>
    <style:style style:name="T2" style:parent-style-name="DefaultParagraphFont" style:family="text">
      <style:text-properties style:font-name="Taamey Ashkenaz" style:font-name-complex="Taamey Ashkenaz" style:font-size-complex="10.5pt"/>
    </style:style>
    <style:style style:name="T3" style:parent-style-name="DefaultParagraphFont" style:family="text">
      <style:text-properties style:font-name="Taamey Ashkenaz" style:font-name-complex="Taamey Ashkenaz" style:font-size-complex="10.5pt"/>
    </style:style>
    <style:style style:name="T4" style:parent-style-name="DefaultParagraphFont" style:family="text">
      <style:text-properties style:font-name="Taamey Ashkenaz" style:font-name-complex="Taamey Ashkenaz" style:font-size-complex="10.5pt"/>
    </style:style>
    <style:style style:name="T5" style:parent-style-name="DefaultParagraphFont" style:family="text">
      <style:text-properties style:font-name="Times New Roman" style:font-name-complex="Times New Roman" style:font-size-complex="10.5pt"/>
    </style:style>
    <style:style style:name="T6" style:parent-style-name="DefaultParagraphFont" style:family="text">
      <style:text-properties style:font-name="Taamey Ashkenaz" style:font-name-complex="Taamey Ashkenaz" style:font-size-complex="10.5pt"/>
    </style:style>
    <style:style style:name="T7" style:parent-style-name="DefaultParagraphFont" style:family="text">
      <style:text-properties style:font-name="Taamey Ashkenaz" style:font-name-complex="Taamey Ashkenaz" style:font-size-complex="10.5pt"/>
    </style:style>
    <style:style style:name="T8" style:parent-style-name="DefaultParagraphFont" style:family="text">
      <style:text-properties style:font-name="Taamey Ashkenaz" style:font-name-complex="Taamey Ashkenaz" style:font-size-complex="10.5pt"/>
    </style:style>
    <style:style style:name="T9" style:parent-style-name="DefaultParagraphFont" style:family="text">
      <style:text-properties style:font-name="Taamey Ashkenaz" style:font-name-complex="Taamey Ashkenaz" style:font-size-complex="10.5pt"/>
    </style:style>
    <style:style style:name="T10" style:parent-style-name="DefaultParagraphFont" style:family="text">
      <style:text-properties style:font-name="Taamey Ashkenaz" style:font-name-complex="Taamey Ashkenaz" style:font-size-complex="10.5pt"/>
    </style:style>
    <style:style style:name="T11" style:parent-style-name="DefaultParagraphFont" style:family="text">
      <style:text-properties style:font-name="Taamey Ashkenaz" style:font-name-complex="Taamey Ashkenaz" style:font-size-complex="10.5pt"/>
    </style:style>
    <style:style style:name="T12" style:parent-style-name="DefaultParagraphFont" style:family="text">
      <style:text-properties style:font-name="Taamey Ashkenaz" style:font-name-complex="Taamey Ashkenaz" style:font-size-complex="10.5pt"/>
    </style:style>
    <style:style style:name="T13" style:parent-style-name="DefaultParagraphFont" style:family="text">
      <style:text-properties style:font-name="Taamey Ashkenaz" style:font-name-complex="Taamey Ashkenaz" style:font-size-complex="10.5pt"/>
    </style:style>
    <style:style style:name="T14" style:parent-style-name="DefaultParagraphFont" style:family="text">
      <style:text-properties style:font-name="Taamey Ashkenaz" style:font-name-complex="Taamey Ashkenaz" style:font-size-complex="10.5pt"/>
    </style:style>
    <style:style style:name="P15" style:parent-style-name="Textbody" style:family="paragraph">
      <style:paragraph-properties style:writing-mode="rl-tb" fo:margin-bottom="0.0576in"/>
    </style:style>
    <style:style style:name="T16" style:parent-style-name="DefaultParagraphFont" style:family="text">
      <style:text-properties style:font-name="Taamey Ashkenaz" style:font-name-complex="Taamey Ashkenaz" style:font-size-complex="10.5pt"/>
    </style:style>
    <style:style style:name="P17" style:parent-style-name="Textbody" style:family="paragraph">
      <style:paragraph-properties style:writing-mode="rl-tb" fo:margin-bottom="0.0576in"/>
      <style:text-properties style:font-name="Taamey Ashkenaz" style:font-name-complex="Taamey Ashkenaz" style:font-size-complex="10.5pt"/>
    </style:style>
    <style:style style:name="P18" style:parent-style-name="Textbody" style:family="paragraph">
      <style:paragraph-properties style:writing-mode="rl-tb" fo:margin-bottom="0.0576in"/>
    </style:style>
    <style:style style:name="T19" style:parent-style-name="DefaultParagraphFont" style:family="text">
      <style:text-properties style:font-name="Taamey Ashkenaz" style:font-name-complex="Taamey Ashkenaz" style:font-size-complex="10.5pt"/>
    </style:style>
    <style:style style:name="T20" style:parent-style-name="DefaultParagraphFont" style:family="text">
      <style:text-properties style:font-name="Times New Roman" style:font-name-complex="Times New Roman" style:font-size-complex="10.5pt"/>
    </style:style>
    <style:style style:name="T21" style:parent-style-name="DefaultParagraphFont" style:family="text">
      <style:text-properties style:font-name="Taamey Ashkenaz" style:font-name-complex="Taamey Ashkenaz" style:font-size-complex="10.5pt"/>
    </style:style>
    <style:style style:name="T22" style:parent-style-name="DefaultParagraphFont" style:family="text">
      <style:text-properties style:font-name="Taamey Ashkenaz" style:font-name-complex="Taamey Ashkenaz" style:font-size-complex="10.5pt"/>
    </style:style>
    <style:style style:name="T23" style:parent-style-name="DefaultParagraphFont" style:family="text">
      <style:text-properties style:font-name="Taamey Ashkenaz" style:font-name-complex="Taamey Ashkenaz" style:font-size-complex="10.5pt"/>
    </style:style>
    <style:style style:name="T24" style:parent-style-name="DefaultParagraphFont" style:family="text">
      <style:text-properties style:font-name="Taamey Ashkenaz" style:font-name-complex="Taamey Ashkenaz" style:font-size-complex="10.5pt"/>
    </style:style>
    <style:style style:name="T25" style:parent-style-name="DefaultParagraphFont" style:family="text">
      <style:text-properties style:font-name="Taamey Ashkenaz" style:font-name-complex="Taamey Ashkenaz" style:font-size-complex="10.5pt"/>
    </style:style>
    <style:style style:name="T26" style:parent-style-name="DefaultParagraphFont" style:family="text">
      <style:text-properties style:font-name="Taamey Ashkenaz" style:font-name-complex="Taamey Ashkenaz" style:font-size-complex="10.5pt"/>
    </style:style>
    <style:style style:name="T27" style:parent-style-name="DefaultParagraphFont" style:family="text">
      <style:text-properties style:font-name="Taamey Ashkenaz" style:font-name-complex="Taamey Ashkenaz" style:font-size-complex="10.5pt"/>
    </style:style>
    <style:style style:name="T28" style:parent-style-name="DefaultParagraphFont" style:family="text">
      <style:text-properties style:font-name="Taamey Ashkenaz" style:font-name-complex="Taamey Ashkenaz" style:font-size-complex="10.5pt"/>
    </style:style>
    <style:style style:name="T29" style:parent-style-name="DefaultParagraphFont" style:family="text">
      <style:text-properties style:font-name="Taamey Ashkenaz" style:font-name-complex="Taamey Ashkenaz" style:font-size-complex="10.5pt"/>
    </style:style>
    <style:style style:name="T30" style:parent-style-name="DefaultParagraphFont" style:family="text">
      <style:text-properties style:font-name="Taamey Ashkenaz" style:font-name-complex="Taamey Ashkenaz" style:font-size-complex="10.5pt"/>
    </style:style>
    <style:style style:name="T31" style:parent-style-name="DefaultParagraphFont" style:family="text">
      <style:text-properties style:font-name="Taamey Ashkenaz" style:font-name-complex="Taamey Ashkenaz" style:font-size-complex="10.5pt"/>
    </style:style>
    <style:style style:name="T32" style:parent-style-name="DefaultParagraphFont" style:family="text">
      <style:text-properties style:font-name="Taamey Ashkenaz" style:font-name-complex="Taamey Ashkenaz" style:font-size-complex="10.5pt"/>
    </style:style>
    <style:style style:name="T33" style:parent-style-name="DefaultParagraphFont" style:family="text">
      <style:text-properties style:font-name="Taamey Ashkenaz" style:font-name-complex="Taamey Ashkenaz" style:font-size-complex="10.5pt"/>
    </style:style>
    <style:style style:name="T34" style:parent-style-name="DefaultParagraphFont" style:family="text">
      <style:text-properties style:font-name="Taamey Ashkenaz" style:font-name-complex="Taamey Ashkenaz" style:font-size-complex="10.5pt"/>
    </style:style>
    <style:style style:name="T35" style:parent-style-name="DefaultParagraphFont" style:family="text">
      <style:text-properties style:font-name="Taamey Ashkenaz" style:font-name-complex="Taamey Ashkenaz" style:font-size-complex="10.5pt"/>
    </style:style>
    <style:style style:name="T36" style:parent-style-name="DefaultParagraphFont" style:family="text">
      <style:text-properties style:font-name="Taamey Ashkenaz" style:font-name-complex="Taamey Ashkenaz" style:font-size-complex="10.5pt"/>
    </style:style>
    <style:style style:name="T37" style:parent-style-name="DefaultParagraphFont" style:family="text">
      <style:text-properties style:font-name="Taamey Ashkenaz" style:font-name-complex="Taamey Ashkenaz" style:font-size-complex="10.5pt"/>
    </style:style>
    <style:style style:name="T38" style:parent-style-name="DefaultParagraphFont" style:family="text">
      <style:text-properties style:font-name="Taamey Ashkenaz" style:font-name-complex="Taamey Ashkenaz" style:font-size-complex="10.5pt"/>
    </style:style>
    <style:style style:name="T39" style:parent-style-name="DefaultParagraphFont" style:family="text">
      <style:text-properties style:font-name="Taamey Ashkenaz" style:font-name-complex="Taamey Ashkenaz" style:font-size-complex="10.5pt"/>
    </style:style>
    <style:style style:name="T40" style:parent-style-name="DefaultParagraphFont" style:family="text">
      <style:text-properties style:font-name="Taamey Ashkenaz" style:font-name-complex="Taamey Ashkenaz" style:font-size-complex="10.5pt"/>
    </style:style>
    <style:style style:name="T41" style:parent-style-name="DefaultParagraphFont" style:family="text">
      <style:text-properties style:font-name="Taamey Ashkenaz" style:font-name-complex="Taamey Ashkenaz" style:font-size-complex="10.5pt"/>
    </style:style>
    <style:style style:name="T42" style:parent-style-name="DefaultParagraphFont" style:family="text">
      <style:text-properties style:font-name="Taamey Ashkenaz" style:font-name-complex="Taamey Ashkenaz" style:font-size-complex="10.5pt"/>
    </style:style>
    <style:style style:name="T43" style:parent-style-name="DefaultParagraphFont" style:family="text">
      <style:text-properties style:font-name="Taamey Ashkenaz" style:font-name-complex="Taamey Ashkenaz" style:font-size-complex="10.5pt"/>
    </style:style>
    <style:style style:name="T44" style:parent-style-name="DefaultParagraphFont" style:family="text">
      <style:text-properties style:font-name="Taamey Ashkenaz" style:font-name-complex="Taamey Ashkenaz" style:font-size-complex="10.5pt"/>
    </style:style>
    <style:style style:name="T45" style:parent-style-name="DefaultParagraphFont" style:family="text">
      <style:text-properties style:font-name="Taamey Ashkenaz" style:font-name-complex="Taamey Ashkenaz" style:font-size-complex="10.5pt"/>
    </style:style>
    <style:style style:name="T46" style:parent-style-name="DefaultParagraphFont" style:family="text">
      <style:text-properties style:font-name="Taamey Ashkenaz" style:font-name-complex="Taamey Ashkenaz" style:font-size-complex="10.5pt"/>
    </style:style>
    <style:style style:name="T47" style:parent-style-name="DefaultParagraphFont" style:family="text">
      <style:text-properties style:font-name="Taamey Ashkenaz" style:font-name-complex="Taamey Ashkenaz" style:font-size-complex="10.5pt"/>
    </style:style>
    <style:style style:name="T48" style:parent-style-name="DefaultParagraphFont" style:family="text">
      <style:text-properties style:font-name="Taamey Ashkenaz" style:font-name-complex="Taamey Ashkenaz" style:font-size-complex="10.5pt"/>
    </style:style>
    <style:style style:name="T49" style:parent-style-name="DefaultParagraphFont" style:family="text">
      <style:text-properties style:font-name="Taamey Ashkenaz" style:font-name-complex="Taamey Ashkenaz" style:font-size-complex="10.5pt"/>
    </style:style>
    <style:style style:name="T50" style:parent-style-name="DefaultParagraphFont" style:family="text">
      <style:text-properties style:font-name="Taamey Ashkenaz" style:font-name-complex="Taamey Ashkenaz" style:font-size-complex="10.5pt"/>
    </style:style>
    <style:style style:name="T51" style:parent-style-name="DefaultParagraphFont" style:family="text">
      <style:text-properties style:font-name="Taamey Ashkenaz" style:font-name-complex="Taamey Ashkenaz" style:font-size-complex="10.5pt"/>
    </style:style>
    <style:style style:name="T52" style:parent-style-name="DefaultParagraphFont" style:family="text">
      <style:text-properties style:font-name="Taamey Ashkenaz" style:font-name-complex="Taamey Ashkenaz" style:font-size-complex="10.5pt"/>
    </style:style>
    <style:style style:name="T53" style:parent-style-name="DefaultParagraphFont" style:family="text">
      <style:text-properties style:font-name="Taamey Ashkenaz" style:font-name-complex="Taamey Ashkenaz" style:font-size-complex="10.5pt"/>
    </style:style>
    <style:style style:name="T54" style:parent-style-name="DefaultParagraphFont" style:family="text">
      <style:text-properties style:font-name="Taamey Ashkenaz" style:font-name-complex="Taamey Ashkenaz" style:font-size-complex="10.5pt"/>
    </style:style>
    <style:style style:name="T55" style:parent-style-name="DefaultParagraphFont" style:family="text">
      <style:text-properties style:font-name="Taamey Ashkenaz" style:font-name-complex="Taamey Ashkenaz" style:font-size-complex="10.5pt"/>
    </style:style>
    <style:style style:name="T56" style:parent-style-name="DefaultParagraphFont" style:family="text">
      <style:text-properties style:font-name="Taamey Ashkenaz" style:font-name-complex="Taamey Ashkenaz" style:font-size-complex="10.5pt"/>
    </style:style>
    <style:style style:name="T57" style:parent-style-name="DefaultParagraphFont" style:family="text">
      <style:text-properties style:font-name="Taamey Ashkenaz" style:font-name-complex="Taamey Ashkenaz" style:font-size-complex="10.5pt"/>
    </style:style>
    <style:style style:name="P58" style:parent-style-name="Textbody" style:family="paragraph">
      <style:paragraph-properties style:writing-mode="rl-tb" fo:margin-bottom="0.0576in"/>
      <style:text-properties style:font-name="Taamey Ashkenaz" style:font-name-complex="Taamey Ashkenaz" style:font-size-complex="10.5pt"/>
    </style:style>
    <style:style style:name="P59" style:parent-style-name="Textbody" style:family="paragraph">
      <style:paragraph-properties style:writing-mode="rl-tb" fo:margin-bottom="0.0576in"/>
    </style:style>
    <style:style style:name="T60" style:parent-style-name="DefaultParagraphFont" style:family="text">
      <style:text-properties style:font-name="Taamey Ashkenaz" style:font-name-complex="Taamey Ashkenaz" style:font-size-complex="10.5pt"/>
    </style:style>
    <style:style style:name="T61" style:parent-style-name="DefaultParagraphFont" style:family="text">
      <style:text-properties style:font-name="Taamey Ashkenaz" style:font-name-complex="Taamey Ashkenaz" style:font-size-complex="10.5pt"/>
    </style:style>
    <style:style style:name="T62" style:parent-style-name="DefaultParagraphFont" style:family="text">
      <style:text-properties style:font-name="Taamey Ashkenaz" style:font-name-complex="Taamey Ashkenaz" style:font-size-complex="10.5pt"/>
    </style:style>
    <style:style style:name="P63" style:parent-style-name="Textbody" style:family="paragraph">
      <style:paragraph-properties style:writing-mode="rl-tb" fo:margin-bottom="0.0576in"/>
    </style:style>
    <style:style style:name="T64" style:parent-style-name="DefaultParagraphFont" style:family="text">
      <style:text-properties style:font-name="Taamey Ashkenaz" style:font-name-complex="Taamey Ashkenaz" style:font-size-complex="10.5pt"/>
    </style:style>
    <style:style style:name="P65" style:parent-style-name="Textbody" style:family="paragraph">
      <style:paragraph-properties style:writing-mode="rl-tb" fo:margin-bottom="0.0576in"/>
    </style:style>
    <style:style style:name="T66" style:parent-style-name="DefaultParagraphFont" style:family="text">
      <style:text-properties style:font-name="Taamey Ashkenaz" style:font-name-complex="Taamey Ashkenaz" style:font-size-complex="10.5pt"/>
    </style:style>
    <style:style style:name="P67" style:parent-style-name="Textbody" style:family="paragraph">
      <style:paragraph-properties style:writing-mode="rl-tb" fo:margin-bottom="0.0576in"/>
    </style:style>
    <style:style style:name="T68" style:parent-style-name="DefaultParagraphFont" style:family="text">
      <style:text-properties style:font-name="Taamey Ashkenaz" style:font-name-complex="Taamey Ashkenaz" style:font-size-complex="10.5pt"/>
    </style:style>
    <style:style style:name="P69" style:parent-style-name="Textbody" style:family="paragraph">
      <style:paragraph-properties style:writing-mode="rl-tb" fo:margin-bottom="0.0576in"/>
      <style:text-properties style:font-name="Taamey Ashkenaz" style:font-name-complex="Taamey Ashkenaz" style:font-size-complex="10.5pt"/>
    </style:style>
    <style:style style:name="P70" style:parent-style-name="Textbody" style:family="paragraph">
      <style:paragraph-properties style:writing-mode="rl-tb" fo:margin-bottom="0.0576in"/>
    </style:style>
    <style:style style:name="T71" style:parent-style-name="DefaultParagraphFont" style:family="text">
      <style:text-properties style:font-name="Taamey Ashkenaz" style:font-name-complex="Taamey Ashkenaz" style:font-size-complex="10.5pt"/>
    </style:style>
    <style:style style:name="T72" style:parent-style-name="DefaultParagraphFont" style:family="text">
      <style:text-properties style:font-name="Taamey Ashkenaz" style:font-name-complex="Taamey Ashkenaz" style:font-size-complex="10.5pt"/>
    </style:style>
    <style:style style:name="T73" style:parent-style-name="DefaultParagraphFont" style:family="text">
      <style:text-properties style:font-name="Times New Roman" style:font-name-complex="Times New Roman" style:font-size-complex="10.5pt"/>
    </style:style>
    <style:style style:name="T74" style:parent-style-name="DefaultParagraphFont" style:family="text">
      <style:text-properties style:font-name="Taamey Ashkenaz" style:font-name-complex="Taamey Ashkenaz" style:font-size-complex="10.5pt"/>
    </style:style>
    <style:style style:name="T75" style:parent-style-name="DefaultParagraphFont" style:family="text">
      <style:text-properties style:font-name="Taamey Ashkenaz" style:font-name-complex="Taamey Ashkenaz" style:font-size-complex="10.5pt"/>
    </style:style>
    <style:style style:name="T76" style:parent-style-name="DefaultParagraphFont" style:family="text">
      <style:text-properties style:font-name="Taamey Ashkenaz" style:font-name-complex="Taamey Ashkenaz" style:font-size-complex="10.5pt"/>
    </style:style>
    <style:style style:name="T77" style:parent-style-name="DefaultParagraphFont" style:family="text">
      <style:text-properties style:font-name="Taamey Ashkenaz" style:font-name-complex="Taamey Ashkenaz" style:font-size-complex="10.5pt"/>
    </style:style>
    <style:style style:name="T78" style:parent-style-name="DefaultParagraphFont" style:family="text">
      <style:text-properties style:font-name="Taamey Ashkenaz" style:font-name-complex="Taamey Ashkenaz" style:font-size-complex="10.5pt"/>
    </style:style>
    <style:style style:name="T79" style:parent-style-name="DefaultParagraphFont" style:family="text">
      <style:text-properties style:font-name="Taamey Ashkenaz" style:font-name-complex="Taamey Ashkenaz" style:font-size-complex="10.5pt"/>
    </style:style>
    <style:style style:name="T80" style:parent-style-name="DefaultParagraphFont" style:family="text">
      <style:text-properties style:font-name="Taamey Ashkenaz" style:font-name-complex="Taamey Ashkenaz" style:font-size-complex="10.5pt"/>
    </style:style>
    <style:style style:name="P81" style:parent-style-name="Textbody" style:family="paragraph">
      <style:paragraph-properties style:writing-mode="rl-tb" fo:margin-bottom="0.0576in"/>
    </style:style>
    <style:style style:name="T82" style:parent-style-name="DefaultParagraphFont" style:family="text">
      <style:text-properties style:font-name="Taamey Ashkenaz" style:font-name-complex="Taamey Ashkenaz" style:font-size-complex="10.5pt"/>
    </style:style>
    <style:style style:name="P83" style:parent-style-name="Textbody" style:family="paragraph">
      <style:paragraph-properties style:writing-mode="rl-tb" fo:margin-bottom="0.0576in"/>
    </style:style>
    <style:style style:name="T84" style:parent-style-name="DefaultParagraphFont" style:family="text">
      <style:text-properties style:font-name="Taamey Ashkenaz" style:font-name-complex="Taamey Ashkenaz" style:font-size-complex="10.5pt"/>
    </style:style>
    <style:style style:name="P85" style:parent-style-name="Textbody" style:family="paragraph">
      <style:paragraph-properties style:writing-mode="rl-tb" fo:margin-bottom="0.0576in"/>
      <style:text-properties style:font-name="Taamey Ashkenaz" style:font-name-complex="Taamey Ashkenaz" style:font-size-complex="10.5pt"/>
    </style:style>
    <style:style style:name="P86" style:parent-style-name="Textbody" style:family="paragraph">
      <style:paragraph-properties style:writing-mode="rl-tb" fo:margin-bottom="0.0576in"/>
    </style:style>
    <style:style style:name="T87" style:parent-style-name="DefaultParagraphFont" style:family="text">
      <style:text-properties style:font-name="Taamey Ashkenaz" style:font-name-complex="Taamey Ashkenaz" style:font-size-complex="10.5pt"/>
    </style:style>
    <style:style style:name="T88" style:parent-style-name="DefaultParagraphFont" style:family="text">
      <style:text-properties style:font-name="Times New Roman" style:font-name-complex="Times New Roman" style:font-size-complex="10.5pt"/>
    </style:style>
    <style:style style:name="T89" style:parent-style-name="DefaultParagraphFont" style:family="text">
      <style:text-properties style:font-name="Taamey Ashkenaz" style:font-name-complex="Taamey Ashkenaz" style:font-size-complex="10.5pt"/>
    </style:style>
    <style:style style:name="T90" style:parent-style-name="DefaultParagraphFont" style:family="text">
      <style:text-properties style:font-name="Taamey Ashkenaz" style:font-name-complex="Taamey Ashkenaz" style:font-size-complex="10.5pt"/>
    </style:style>
    <style:style style:name="T91" style:parent-style-name="DefaultParagraphFont" style:family="text">
      <style:text-properties style:font-name="Taamey Ashkenaz" style:font-name-complex="Taamey Ashkenaz" style:font-size-complex="10.5pt"/>
    </style:style>
    <style:style style:name="T92" style:parent-style-name="DefaultParagraphFont" style:family="text">
      <style:text-properties style:font-name="Taamey Ashkenaz" style:font-name-complex="Taamey Ashkenaz" style:font-size-complex="10.5pt"/>
    </style:style>
    <style:style style:name="T93" style:parent-style-name="DefaultParagraphFont" style:family="text">
      <style:text-properties style:font-name="Taamey Ashkenaz" style:font-name-complex="Taamey Ashkenaz" style:font-size-complex="10.5pt"/>
    </style:style>
    <style:style style:name="T94" style:parent-style-name="DefaultParagraphFont" style:family="text">
      <style:text-properties style:font-name="Taamey Ashkenaz" style:font-name-complex="Taamey Ashkenaz" style:font-size-complex="10.5pt"/>
    </style:style>
    <style:style style:name="T95" style:parent-style-name="DefaultParagraphFont" style:family="text">
      <style:text-properties style:font-name="Taamey Ashkenaz" style:font-name-complex="Taamey Ashkenaz" style:font-size-complex="10.5pt"/>
    </style:style>
    <style:style style:name="T96" style:parent-style-name="DefaultParagraphFont" style:family="text">
      <style:text-properties style:font-name="Taamey Ashkenaz" style:font-name-complex="Taamey Ashkenaz" style:font-size-complex="10.5pt"/>
    </style:style>
    <style:style style:name="T97" style:parent-style-name="DefaultParagraphFont" style:family="text">
      <style:text-properties style:font-name="Taamey Ashkenaz" style:font-name-complex="Taamey Ashkenaz" style:font-size-complex="10.5pt"/>
    </style:style>
    <style:style style:name="T98" style:parent-style-name="DefaultParagraphFont" style:family="text">
      <style:text-properties style:font-name="Taamey Ashkenaz" style:font-name-complex="Taamey Ashkenaz" style:font-size-complex="10.5pt"/>
    </style:style>
    <style:style style:name="T99" style:parent-style-name="DefaultParagraphFont" style:family="text">
      <style:text-properties style:font-name="Taamey Ashkenaz" style:font-name-complex="Taamey Ashkenaz" style:font-size-complex="10.5pt"/>
    </style:style>
    <style:style style:name="T100" style:parent-style-name="DefaultParagraphFont" style:family="text">
      <style:text-properties style:font-name="Taamey Ashkenaz" style:font-name-complex="Taamey Ashkenaz" style:font-size-complex="10.5pt"/>
    </style:style>
    <style:style style:name="T101" style:parent-style-name="DefaultParagraphFont" style:family="text">
      <style:text-properties style:font-name="Taamey Ashkenaz" style:font-name-complex="Taamey Ashkenaz" style:font-size-complex="10.5pt"/>
    </style:style>
    <style:style style:name="T102" style:parent-style-name="DefaultParagraphFont" style:family="text">
      <style:text-properties style:font-name="Taamey Ashkenaz" style:font-name-complex="Taamey Ashkenaz" style:font-size-complex="10.5pt"/>
    </style:style>
    <style:style style:name="T103" style:parent-style-name="DefaultParagraphFont" style:family="text">
      <style:text-properties style:font-name="Taamey Ashkenaz" style:font-name-complex="Taamey Ashkenaz" style:font-size-complex="10.5pt"/>
    </style:style>
    <style:style style:name="T104" style:parent-style-name="DefaultParagraphFont" style:family="text">
      <style:text-properties style:font-name="Taamey Ashkenaz" style:font-name-complex="Taamey Ashkenaz" style:font-size-complex="10.5pt"/>
    </style:style>
    <style:style style:name="T105" style:parent-style-name="DefaultParagraphFont" style:family="text">
      <style:text-properties style:font-name="Taamey Ashkenaz" style:font-name-complex="Taamey Ashkenaz" style:font-size-complex="10.5pt"/>
    </style:style>
    <style:style style:name="T106" style:parent-style-name="DefaultParagraphFont" style:family="text">
      <style:text-properties style:font-name="Taamey Ashkenaz" style:font-name-complex="Taamey Ashkenaz" style:font-size-complex="10.5pt"/>
    </style:style>
    <style:style style:name="T107" style:parent-style-name="DefaultParagraphFont" style:family="text">
      <style:text-properties style:font-name="Taamey Ashkenaz" style:font-name-complex="Taamey Ashkenaz" style:font-size-complex="10.5pt"/>
    </style:style>
    <style:style style:name="T108" style:parent-style-name="DefaultParagraphFont" style:family="text">
      <style:text-properties style:font-name="Taamey Ashkenaz" style:font-name-complex="Taamey Ashkenaz" style:font-size-complex="10.5pt"/>
    </style:style>
    <style:style style:name="T109" style:parent-style-name="DefaultParagraphFont" style:family="text">
      <style:text-properties style:font-name="Taamey Ashkenaz" style:font-name-complex="Taamey Ashkenaz" style:font-size-complex="10.5pt"/>
    </style:style>
    <style:style style:name="T110" style:parent-style-name="DefaultParagraphFont" style:family="text">
      <style:text-properties style:font-name="Times New Roman" style:font-name-complex="Times New Roman" style:font-size-complex="10.5pt"/>
    </style:style>
    <style:style style:name="T111" style:parent-style-name="DefaultParagraphFont" style:family="text">
      <style:text-properties style:font-name="Taamey Ashkenaz" style:font-name-complex="Taamey Ashkenaz" style:font-size-complex="10.5pt"/>
    </style:style>
    <style:style style:name="T112" style:parent-style-name="DefaultParagraphFont" style:family="text">
      <style:text-properties style:font-name="Taamey Ashkenaz" style:font-name-complex="Taamey Ashkenaz" style:font-size-complex="10.5pt"/>
    </style:style>
    <style:style style:name="T113" style:parent-style-name="DefaultParagraphFont" style:family="text">
      <style:text-properties style:font-name="Taamey Ashkenaz" style:font-name-complex="Taamey Ashkenaz" style:font-size-complex="10.5pt"/>
    </style:style>
    <style:style style:name="T114" style:parent-style-name="DefaultParagraphFont" style:family="text">
      <style:text-properties style:font-name="Taamey Ashkenaz" style:font-name-complex="Taamey Ashkenaz" style:font-size-complex="10.5pt"/>
    </style:style>
    <style:style style:name="T115" style:parent-style-name="DefaultParagraphFont" style:family="text">
      <style:text-properties style:font-name="Taamey Ashkenaz" style:font-name-complex="Taamey Ashkenaz" style:font-size-complex="10.5pt"/>
    </style:style>
    <style:style style:name="T116" style:parent-style-name="DefaultParagraphFont" style:family="text">
      <style:text-properties style:font-name="Taamey Ashkenaz" style:font-name-complex="Taamey Ashkenaz" style:font-size-complex="10.5pt"/>
    </style:style>
    <style:style style:name="T117" style:parent-style-name="DefaultParagraphFont" style:family="text">
      <style:text-properties style:font-name="Taamey Ashkenaz" style:font-name-complex="Taamey Ashkenaz" style:font-size-complex="10.5pt"/>
    </style:style>
    <style:style style:name="T118" style:parent-style-name="DefaultParagraphFont" style:family="text">
      <style:text-properties style:font-name="Taamey Ashkenaz" style:font-name-complex="Taamey Ashkenaz" style:font-size-complex="10.5pt"/>
    </style:style>
    <style:style style:name="T119" style:parent-style-name="DefaultParagraphFont" style:family="text">
      <style:text-properties style:font-name="Taamey Ashkenaz" style:font-name-complex="Taamey Ashkenaz" style:font-size-complex="10.5pt"/>
    </style:style>
    <style:style style:name="T120" style:parent-style-name="DefaultParagraphFont" style:family="text">
      <style:text-properties style:font-name="Taamey Ashkenaz" style:font-name-complex="Taamey Ashkenaz" style:font-size-complex="10.5pt"/>
    </style:style>
    <style:style style:name="T121" style:parent-style-name="DefaultParagraphFont" style:family="text">
      <style:text-properties style:font-name="Taamey Ashkenaz" style:font-name-complex="Taamey Ashkenaz" style:font-size-complex="10.5pt"/>
    </style:style>
    <style:style style:name="T122" style:parent-style-name="DefaultParagraphFont" style:family="text">
      <style:text-properties style:font-name="Taamey Ashkenaz" style:font-name-complex="Taamey Ashkenaz" style:font-size-complex="10.5pt"/>
    </style:style>
    <style:style style:name="T123" style:parent-style-name="DefaultParagraphFont" style:family="text">
      <style:text-properties style:font-name="Taamey Ashkenaz" style:font-name-complex="Taamey Ashkenaz" style:font-size-complex="10.5pt"/>
    </style:style>
    <style:style style:name="T124" style:parent-style-name="DefaultParagraphFont" style:family="text">
      <style:text-properties style:font-name="Taamey Ashkenaz" style:font-name-complex="Taamey Ashkenaz" style:font-size-complex="10.5pt"/>
    </style:style>
    <style:style style:name="T125" style:parent-style-name="DefaultParagraphFont" style:family="text">
      <style:text-properties style:font-name="Taamey Ashkenaz" style:font-name-complex="Taamey Ashkenaz" style:font-size-complex="10.5pt"/>
    </style:style>
    <style:style style:name="T126" style:parent-style-name="DefaultParagraphFont" style:family="text">
      <style:text-properties style:font-name="Taamey Ashkenaz" style:font-name-complex="Taamey Ashkenaz" style:font-size-complex="10.5pt"/>
    </style:style>
    <style:style style:name="T127" style:parent-style-name="DefaultParagraphFont" style:family="text">
      <style:text-properties style:font-name="Taamey Ashkenaz" style:font-name-complex="Taamey Ashkenaz" style:font-size-complex="10.5pt"/>
    </style:style>
    <style:style style:name="T128" style:parent-style-name="DefaultParagraphFont" style:family="text">
      <style:text-properties style:font-name="Taamey Ashkenaz" style:font-name-complex="Taamey Ashkenaz" style:font-size-complex="10.5pt"/>
    </style:style>
    <style:style style:name="T129" style:parent-style-name="DefaultParagraphFont" style:family="text">
      <style:text-properties style:font-name="Taamey Ashkenaz" style:font-name-complex="Taamey Ashkenaz" style:font-size-complex="10.5pt"/>
    </style:style>
    <style:style style:name="T130" style:parent-style-name="DefaultParagraphFont" style:family="text">
      <style:text-properties style:font-name="Taamey Ashkenaz" style:font-name-complex="Taamey Ashkenaz" style:font-size-complex="10.5pt"/>
    </style:style>
    <style:style style:name="T131" style:parent-style-name="DefaultParagraphFont" style:family="text">
      <style:text-properties style:font-name="Taamey Ashkenaz" style:font-name-complex="Taamey Ashkenaz" style:font-size-complex="10.5pt"/>
    </style:style>
    <style:style style:name="T132" style:parent-style-name="DefaultParagraphFont" style:family="text">
      <style:text-properties style:font-name="Taamey Ashkenaz" style:font-name-complex="Taamey Ashkenaz" style:font-size-complex="10.5pt"/>
    </style:style>
    <style:style style:name="T133" style:parent-style-name="DefaultParagraphFont" style:family="text">
      <style:text-properties style:font-name="Taamey Ashkenaz" style:font-name-complex="Taamey Ashkenaz" style:font-size-complex="10.5pt"/>
    </style:style>
    <style:style style:name="T134" style:parent-style-name="DefaultParagraphFont" style:family="text">
      <style:text-properties style:font-name="Taamey Ashkenaz" style:font-name-complex="Taamey Ashkenaz" style:font-size-complex="10.5pt"/>
    </style:style>
    <style:style style:name="T135" style:parent-style-name="DefaultParagraphFont" style:family="text">
      <style:text-properties style:font-name="Taamey Ashkenaz" style:font-name-complex="Taamey Ashkenaz" style:font-size-complex="10.5pt"/>
    </style:style>
    <style:style style:name="P136" style:parent-style-name="Textbody" style:family="paragraph">
      <style:paragraph-properties style:writing-mode="rl-tb" fo:margin-bottom="0.0576in"/>
      <style:text-properties style:font-name="Taamey Ashkenaz" style:font-name-complex="Taamey Ashkenaz" style:font-size-complex="10.5pt"/>
    </style:style>
    <style:style style:name="P137" style:parent-style-name="Textbody" style:family="paragraph">
      <style:paragraph-properties style:writing-mode="rl-tb" fo:margin-bottom="0.0576in"/>
    </style:style>
    <style:style style:name="T138" style:parent-style-name="DefaultParagraphFont" style:family="text">
      <style:text-properties style:font-name="Taamey Ashkenaz" style:font-name-complex="Taamey Ashkenaz" style:font-size-complex="10.5pt"/>
    </style:style>
    <style:style style:name="T139" style:parent-style-name="DefaultParagraphFont" style:family="text">
      <style:text-properties style:font-name="Times New Roman" style:font-name-complex="Times New Roman" style:font-size-complex="10.5pt"/>
    </style:style>
    <style:style style:name="T140" style:parent-style-name="DefaultParagraphFont" style:family="text">
      <style:text-properties style:font-name="Taamey Ashkenaz" style:font-name-complex="Taamey Ashkenaz" style:font-size-complex="10.5pt"/>
    </style:style>
    <style:style style:name="T141" style:parent-style-name="DefaultParagraphFont" style:family="text">
      <style:text-properties style:font-name="Taamey Ashkenaz" style:font-name-complex="Taamey Ashkenaz" style:font-size-complex="10.5pt"/>
    </style:style>
    <style:style style:name="T142" style:parent-style-name="DefaultParagraphFont" style:family="text">
      <style:text-properties style:font-name="Taamey Ashkenaz" style:font-name-complex="Taamey Ashkenaz" style:font-size-complex="10.5pt"/>
    </style:style>
    <style:style style:name="T143" style:parent-style-name="DefaultParagraphFont" style:family="text">
      <style:text-properties style:font-name="Taamey Ashkenaz" style:font-name-complex="Taamey Ashkenaz" style:font-size-complex="10.5pt"/>
    </style:style>
    <style:style style:name="T144" style:parent-style-name="DefaultParagraphFont" style:family="text">
      <style:text-properties style:font-name="Taamey Ashkenaz" style:font-name-complex="Taamey Ashkenaz" style:font-size-complex="10.5pt"/>
    </style:style>
    <style:style style:name="T145" style:parent-style-name="DefaultParagraphFont" style:family="text">
      <style:text-properties style:font-name="Taamey Ashkenaz" style:font-name-complex="Taamey Ashkenaz" style:font-size-complex="10.5pt"/>
    </style:style>
    <style:style style:name="T146" style:parent-style-name="DefaultParagraphFont" style:family="text">
      <style:text-properties style:font-name="Taamey Ashkenaz" style:font-name-complex="Taamey Ashkenaz" style:font-size-complex="10.5pt"/>
    </style:style>
    <style:style style:name="T147" style:parent-style-name="DefaultParagraphFont" style:family="text">
      <style:text-properties style:font-name="Taamey Ashkenaz" style:font-name-complex="Taamey Ashkenaz" style:font-size-complex="10.5pt"/>
    </style:style>
    <style:style style:name="T148" style:parent-style-name="DefaultParagraphFont" style:family="text">
      <style:text-properties style:font-name="Taamey Ashkenaz" style:font-name-complex="Taamey Ashkenaz" style:font-size-complex="10.5pt"/>
    </style:style>
    <style:style style:name="T149" style:parent-style-name="DefaultParagraphFont" style:family="text">
      <style:text-properties style:font-name="Taamey Ashkenaz" style:font-name-complex="Taamey Ashkenaz" style:font-size-complex="10.5pt"/>
    </style:style>
    <style:style style:name="T150" style:parent-style-name="DefaultParagraphFont" style:family="text">
      <style:text-properties style:font-name="Taamey Ashkenaz" style:font-name-complex="Taamey Ashkenaz" style:font-size-complex="10.5pt"/>
    </style:style>
    <style:style style:name="T151" style:parent-style-name="DefaultParagraphFont" style:family="text">
      <style:text-properties style:font-name="Taamey Ashkenaz" style:font-name-complex="Taamey Ashkenaz" style:font-size-complex="10.5pt"/>
    </style:style>
    <style:style style:name="T152" style:parent-style-name="DefaultParagraphFont" style:family="text">
      <style:text-properties style:font-name="Taamey Ashkenaz" style:font-name-complex="Taamey Ashkenaz" style:font-size-complex="10.5pt"/>
    </style:style>
    <style:style style:name="T153" style:parent-style-name="DefaultParagraphFont" style:family="text">
      <style:text-properties style:font-name="Taamey Ashkenaz" style:font-name-complex="Taamey Ashkenaz" style:font-size-complex="10.5pt"/>
    </style:style>
    <style:style style:name="T154" style:parent-style-name="DefaultParagraphFont" style:family="text">
      <style:text-properties style:font-name="Taamey Ashkenaz" style:font-name-complex="Taamey Ashkenaz" style:font-size-complex="10.5pt"/>
    </style:style>
    <style:style style:name="T155" style:parent-style-name="DefaultParagraphFont" style:family="text">
      <style:text-properties style:font-name="Taamey Ashkenaz" style:font-name-complex="Taamey Ashkenaz" style:font-size-complex="10.5pt"/>
    </style:style>
    <style:style style:name="T156" style:parent-style-name="DefaultParagraphFont" style:family="text">
      <style:text-properties style:font-name="Taamey Ashkenaz" style:font-name-complex="Taamey Ashkenaz" style:font-size-complex="10.5pt"/>
    </style:style>
    <style:style style:name="T157" style:parent-style-name="DefaultParagraphFont" style:family="text">
      <style:text-properties style:font-name="Taamey Ashkenaz" style:font-name-complex="Taamey Ashkenaz" style:font-size-complex="10.5pt"/>
    </style:style>
    <style:style style:name="T158" style:parent-style-name="DefaultParagraphFont" style:family="text">
      <style:text-properties style:font-name="Taamey Ashkenaz" style:font-name-complex="Taamey Ashkenaz" style:font-size-complex="10.5pt"/>
    </style:style>
    <style:style style:name="T159" style:parent-style-name="DefaultParagraphFont" style:family="text">
      <style:text-properties style:font-name="Times New Roman" style:font-name-complex="Times New Roman" style:font-size-complex="10.5pt"/>
    </style:style>
    <style:style style:name="T160" style:parent-style-name="DefaultParagraphFont" style:family="text">
      <style:text-properties style:font-name="Taamey Ashkenaz" style:font-name-complex="Taamey Ashkenaz" style:font-size-complex="10.5pt"/>
    </style:style>
    <style:style style:name="T161" style:parent-style-name="DefaultParagraphFont" style:family="text">
      <style:text-properties style:font-name="Taamey Ashkenaz" style:font-name-complex="Taamey Ashkenaz" style:font-size-complex="10.5pt"/>
    </style:style>
    <style:style style:name="T162" style:parent-style-name="DefaultParagraphFont" style:family="text">
      <style:text-properties style:font-name="Taamey Ashkenaz" style:font-name-complex="Taamey Ashkenaz" style:font-size-complex="10.5pt"/>
    </style:style>
    <style:style style:name="T163" style:parent-style-name="DefaultParagraphFont" style:family="text">
      <style:text-properties style:font-name="Taamey Ashkenaz" style:font-name-complex="Taamey Ashkenaz" style:font-size-complex="10.5pt"/>
    </style:style>
    <style:style style:name="T164" style:parent-style-name="DefaultParagraphFont" style:family="text">
      <style:text-properties style:font-name="Taamey Ashkenaz" style:font-name-complex="Taamey Ashkenaz" style:font-size-complex="10.5pt"/>
    </style:style>
    <style:style style:name="T165" style:parent-style-name="DefaultParagraphFont" style:family="text">
      <style:text-properties style:font-name="Taamey Ashkenaz" style:font-name-complex="Taamey Ashkenaz" style:font-size-complex="10.5pt"/>
    </style:style>
    <style:style style:name="T166" style:parent-style-name="DefaultParagraphFont" style:family="text">
      <style:text-properties style:font-name="Taamey Ashkenaz" style:font-name-complex="Taamey Ashkenaz" style:font-size-complex="10.5pt"/>
    </style:style>
    <style:style style:name="T167" style:parent-style-name="DefaultParagraphFont" style:family="text">
      <style:text-properties style:font-name="Taamey Ashkenaz" style:font-name-complex="Taamey Ashkenaz" style:font-size-complex="10.5pt"/>
    </style:style>
    <style:style style:name="T168" style:parent-style-name="DefaultParagraphFont" style:family="text">
      <style:text-properties style:font-name="Taamey Ashkenaz" style:font-name-complex="Taamey Ashkenaz" style:font-size-complex="10.5pt"/>
    </style:style>
    <style:style style:name="P169" style:parent-style-name="Textbody" style:family="paragraph">
      <style:paragraph-properties style:writing-mode="rl-tb" fo:margin-bottom="0.0576in"/>
      <style:text-properties style:font-name="Taamey Ashkenaz" style:font-name-complex="Taamey Ashkenaz" style:font-size-complex="10.5pt"/>
    </style:style>
    <style:style style:name="P170" style:parent-style-name="Textbody" style:family="paragraph">
      <style:paragraph-properties style:writing-mode="rl-tb" fo:margin-bottom="0.0576in"/>
    </style:style>
    <style:style style:name="T171" style:parent-style-name="DefaultParagraphFont" style:family="text">
      <style:text-properties style:font-name="Taamey Ashkenaz" style:font-name-complex="Taamey Ashkenaz" style:font-size-complex="10.5pt"/>
    </style:style>
    <style:style style:name="P172" style:parent-style-name="Textbody" style:family="paragraph">
      <style:paragraph-properties style:writing-mode="rl-tb" fo:margin-bottom="0.0576in"/>
      <style:text-properties style:font-name="Taamey Ashkenaz" style:font-name-complex="Taamey Ashkenaz" style:font-size-complex="10.5pt"/>
    </style:style>
    <style:style style:name="P173" style:parent-style-name="Textbody" style:family="paragraph">
      <style:paragraph-properties style:writing-mode="rl-tb" fo:margin-bottom="0.0576in"/>
    </style:style>
    <style:style style:name="T174" style:parent-style-name="DefaultParagraphFont" style:family="text">
      <style:text-properties style:font-name="Taamey Ashkenaz" style:font-name-complex="Taamey Ashkenaz" style:font-size-complex="10.5pt"/>
    </style:style>
    <style:style style:name="T175" style:parent-style-name="DefaultParagraphFont" style:family="text">
      <style:text-properties style:font-name="Taamey Ashkenaz" style:font-name-complex="Taamey Ashkenaz" style:font-size-complex="10.5pt"/>
    </style:style>
    <style:style style:name="T176" style:parent-style-name="DefaultParagraphFont" style:family="text">
      <style:text-properties style:font-name="Taamey Ashkenaz" style:font-name-complex="Taamey Ashkenaz" style:font-size-complex="10.5pt"/>
    </style:style>
    <style:style style:name="T177" style:parent-style-name="DefaultParagraphFont" style:family="text">
      <style:text-properties style:font-name="Taamey Ashkenaz" style:font-name-complex="Taamey Ashkenaz" style:font-size-complex="10.5pt"/>
    </style:style>
    <style:style style:name="T178" style:parent-style-name="DefaultParagraphFont" style:family="text">
      <style:text-properties style:font-name="Taamey Ashkenaz" style:font-name-complex="Taamey Ashkenaz" style:font-size-complex="10.5pt"/>
    </style:style>
    <style:style style:name="T179" style:parent-style-name="DefaultParagraphFont" style:family="text">
      <style:text-properties style:font-name="Times New Roman" style:font-name-complex="Times New Roman" style:font-size-complex="10.5pt"/>
    </style:style>
    <style:style style:name="T180" style:parent-style-name="DefaultParagraphFont" style:family="text">
      <style:text-properties style:font-name="Taamey Ashkenaz" style:font-name-complex="Taamey Ashkenaz" style:font-size-complex="10.5pt"/>
    </style:style>
    <style:style style:name="T181" style:parent-style-name="DefaultParagraphFont" style:family="text">
      <style:text-properties style:font-name="Taamey Ashkenaz" style:font-name-complex="Taamey Ashkenaz" style:font-size-complex="10.5pt"/>
    </style:style>
    <style:style style:name="T182" style:parent-style-name="DefaultParagraphFont" style:family="text">
      <style:text-properties style:font-name="Taamey Ashkenaz" style:font-name-complex="Taamey Ashkenaz" style:font-size-complex="10.5pt"/>
    </style:style>
    <style:style style:name="T183" style:parent-style-name="DefaultParagraphFont" style:family="text">
      <style:text-properties style:font-name="Taamey Ashkenaz" style:font-name-complex="Taamey Ashkenaz" style:font-size-complex="10.5pt"/>
    </style:style>
    <style:style style:name="T184" style:parent-style-name="DefaultParagraphFont" style:family="text">
      <style:text-properties style:font-name="Taamey Ashkenaz" style:font-name-complex="Taamey Ashkenaz" style:font-size-complex="10.5pt"/>
    </style:style>
    <style:style style:name="T185" style:parent-style-name="DefaultParagraphFont" style:family="text">
      <style:text-properties style:font-name="Taamey Ashkenaz" style:font-name-complex="Taamey Ashkenaz" style:font-size-complex="10.5pt"/>
    </style:style>
    <style:style style:name="T186" style:parent-style-name="DefaultParagraphFont" style:family="text">
      <style:text-properties style:font-name="Taamey Ashkenaz" style:font-name-complex="Taamey Ashkenaz" style:font-size-complex="10.5pt"/>
    </style:style>
    <style:style style:name="T187" style:parent-style-name="DefaultParagraphFont" style:family="text">
      <style:text-properties style:font-name="Taamey Ashkenaz" style:font-name-complex="Taamey Ashkenaz" style:font-size-complex="10.5pt"/>
    </style:style>
    <style:style style:name="T188" style:parent-style-name="DefaultParagraphFont" style:family="text">
      <style:text-properties style:font-name="Taamey Ashkenaz" style:font-name-complex="Taamey Ashkenaz" style:font-size-complex="10.5pt"/>
    </style:style>
    <style:style style:name="T189" style:parent-style-name="DefaultParagraphFont" style:family="text">
      <style:text-properties style:font-name="Taamey Ashkenaz" style:font-name-complex="Taamey Ashkenaz" style:font-size-complex="10.5pt"/>
    </style:style>
    <style:style style:name="T190" style:parent-style-name="DefaultParagraphFont" style:family="text">
      <style:text-properties style:font-name="Taamey Ashkenaz" style:font-name-complex="Taamey Ashkenaz" style:font-size-complex="10.5pt"/>
    </style:style>
    <style:style style:name="T191" style:parent-style-name="DefaultParagraphFont" style:family="text">
      <style:text-properties style:font-name="Taamey Ashkenaz" style:font-name-complex="Taamey Ashkenaz" style:font-size-complex="10.5pt"/>
    </style:style>
    <style:style style:name="T192" style:parent-style-name="DefaultParagraphFont" style:family="text">
      <style:text-properties style:font-name="Taamey Ashkenaz" style:font-name-complex="Taamey Ashkenaz" style:font-size-complex="10.5pt"/>
    </style:style>
    <style:style style:name="T193" style:parent-style-name="DefaultParagraphFont" style:family="text">
      <style:text-properties style:font-name="Taamey Ashkenaz" style:font-name-complex="Taamey Ashkenaz" style:font-size-complex="10.5pt"/>
    </style:style>
    <style:style style:name="T194" style:parent-style-name="DefaultParagraphFont" style:family="text">
      <style:text-properties style:font-name="Taamey Ashkenaz" style:font-name-complex="Taamey Ashkenaz" style:font-size-complex="10.5pt"/>
    </style:style>
    <style:style style:name="T195" style:parent-style-name="DefaultParagraphFont" style:family="text">
      <style:text-properties style:font-name="Taamey Ashkenaz" style:font-name-complex="Taamey Ashkenaz" style:font-size-complex="10.5pt"/>
    </style:style>
    <style:style style:name="T196" style:parent-style-name="DefaultParagraphFont" style:family="text">
      <style:text-properties style:font-name="Taamey Ashkenaz" style:font-name-complex="Taamey Ashkenaz" style:font-size-complex="10.5pt"/>
    </style:style>
    <style:style style:name="T197" style:parent-style-name="DefaultParagraphFont" style:family="text">
      <style:text-properties style:font-name="Taamey Ashkenaz" style:font-name-complex="Taamey Ashkenaz" style:font-size-complex="10.5pt"/>
    </style:style>
    <style:style style:name="T198" style:parent-style-name="DefaultParagraphFont" style:family="text">
      <style:text-properties style:font-name="Taamey Ashkenaz" style:font-name-complex="Taamey Ashkenaz" style:font-size-complex="10.5pt"/>
    </style:style>
    <style:style style:name="T199" style:parent-style-name="DefaultParagraphFont" style:family="text">
      <style:text-properties style:font-name="Taamey Ashkenaz" style:font-name-complex="Taamey Ashkenaz" style:font-size-complex="10.5pt"/>
    </style:style>
    <style:style style:name="T200" style:parent-style-name="DefaultParagraphFont" style:family="text">
      <style:text-properties style:font-name="Taamey Ashkenaz" style:font-name-complex="Taamey Ashkenaz" style:font-size-complex="10.5pt"/>
    </style:style>
    <style:style style:name="T201" style:parent-style-name="DefaultParagraphFont" style:family="text">
      <style:text-properties style:font-name="Times New Roman" style:font-name-complex="Times New Roman" style:font-size-complex="10.5pt"/>
    </style:style>
    <style:style style:name="T202" style:parent-style-name="DefaultParagraphFont" style:family="text">
      <style:text-properties style:font-name="Taamey Ashkenaz" style:font-name-complex="Taamey Ashkenaz" style:font-size-complex="10.5pt"/>
    </style:style>
    <style:style style:name="T203" style:parent-style-name="DefaultParagraphFont" style:family="text">
      <style:text-properties style:font-name="Taamey Ashkenaz" style:font-name-complex="Taamey Ashkenaz" style:font-size-complex="10.5pt"/>
    </style:style>
    <style:style style:name="T204" style:parent-style-name="DefaultParagraphFont" style:family="text">
      <style:text-properties style:font-name="Taamey Ashkenaz" style:font-name-complex="Taamey Ashkenaz" style:font-size-complex="10.5pt"/>
    </style:style>
    <style:style style:name="T205" style:parent-style-name="DefaultParagraphFont" style:family="text">
      <style:text-properties style:font-name="Taamey Ashkenaz" style:font-name-complex="Taamey Ashkenaz" style:font-size-complex="10.5pt"/>
    </style:style>
    <style:style style:name="T206" style:parent-style-name="DefaultParagraphFont" style:family="text">
      <style:text-properties style:font-name="Taamey Ashkenaz" style:font-name-complex="Taamey Ashkenaz" style:font-size-complex="10.5pt"/>
    </style:style>
    <style:style style:name="T207" style:parent-style-name="DefaultParagraphFont" style:family="text">
      <style:text-properties style:font-name="Taamey Ashkenaz" style:font-name-complex="Taamey Ashkenaz" style:font-size-complex="10.5pt"/>
    </style:style>
    <style:style style:name="T208" style:parent-style-name="DefaultParagraphFont" style:family="text">
      <style:text-properties style:font-name="Taamey Ashkenaz" style:font-name-complex="Taamey Ashkenaz" style:font-size-complex="10.5pt"/>
    </style:style>
    <style:style style:name="T209" style:parent-style-name="DefaultParagraphFont" style:family="text">
      <style:text-properties style:font-name="Taamey Ashkenaz" style:font-name-complex="Taamey Ashkenaz" style:font-size-complex="10.5pt"/>
    </style:style>
    <style:style style:name="T210" style:parent-style-name="DefaultParagraphFont" style:family="text">
      <style:text-properties style:font-name="Taamey Ashkenaz" style:font-name-complex="Taamey Ashkenaz" style:font-size-complex="10.5pt"/>
    </style:style>
    <style:style style:name="P211" style:parent-style-name="Textbody" style:family="paragraph">
      <style:paragraph-properties style:writing-mode="rl-tb" fo:margin-bottom="0.0576in"/>
    </style:style>
    <style:style style:name="T212" style:parent-style-name="DefaultParagraphFont" style:family="text">
      <style:text-properties style:font-name="Taamey Ashkenaz" style:font-name-complex="Taamey Ashkenaz" style:font-size-complex="10.5pt"/>
    </style:style>
    <style:style style:name="P213" style:parent-style-name="Textbody" style:family="paragraph">
      <style:paragraph-properties style:writing-mode="rl-tb" fo:margin-bottom="0.0576in"/>
      <style:text-properties style:font-name="Taamey Ashkenaz" style:font-name-complex="Taamey Ashkenaz" style:font-size-complex="10.5pt"/>
    </style:style>
    <style:style style:name="P214" style:parent-style-name="Textbody" style:family="paragraph">
      <style:paragraph-properties style:writing-mode="rl-tb" fo:margin-bottom="0.0576in"/>
    </style:style>
    <style:style style:name="T215" style:parent-style-name="DefaultParagraphFont" style:family="text">
      <style:text-properties style:font-name="Taamey Ashkenaz" style:font-name-complex="Taamey Ashkenaz" style:font-size-complex="10.5pt"/>
    </style:style>
    <style:style style:name="T216" style:parent-style-name="DefaultParagraphFont" style:family="text">
      <style:text-properties style:font-name="Times New Roman" style:font-name-complex="Times New Roman" style:font-size-complex="10.5pt"/>
    </style:style>
    <style:style style:name="T217" style:parent-style-name="DefaultParagraphFont" style:family="text">
      <style:text-properties style:font-name="Taamey Ashkenaz" style:font-name-complex="Taamey Ashkenaz" style:font-size-complex="10.5pt"/>
    </style:style>
    <style:style style:name="T218" style:parent-style-name="DefaultParagraphFont" style:family="text">
      <style:text-properties style:font-name="Taamey Ashkenaz" style:font-name-complex="Taamey Ashkenaz" style:font-size-complex="10.5pt"/>
    </style:style>
    <style:style style:name="T219" style:parent-style-name="DefaultParagraphFont" style:family="text">
      <style:text-properties style:font-name="Taamey Ashkenaz" style:font-name-complex="Taamey Ashkenaz" style:font-size-complex="10.5pt"/>
    </style:style>
    <style:style style:name="T220" style:parent-style-name="DefaultParagraphFont" style:family="text">
      <style:text-properties style:font-name="Taamey Ashkenaz" style:font-name-complex="Taamey Ashkenaz" style:font-size-complex="10.5pt"/>
    </style:style>
    <style:style style:name="T221" style:parent-style-name="DefaultParagraphFont" style:family="text">
      <style:text-properties style:font-name="Taamey Ashkenaz" style:font-name-complex="Taamey Ashkenaz" style:font-size-complex="10.5pt"/>
    </style:style>
    <style:style style:name="T222" style:parent-style-name="DefaultParagraphFont" style:family="text">
      <style:text-properties style:font-name="Taamey Ashkenaz" style:font-name-complex="Taamey Ashkenaz" style:font-size-complex="10.5pt"/>
    </style:style>
    <style:style style:name="T223" style:parent-style-name="DefaultParagraphFont" style:family="text">
      <style:text-properties style:font-name="Taamey Ashkenaz" style:font-name-complex="Taamey Ashkenaz" style:font-size-complex="10.5pt"/>
    </style:style>
    <style:style style:name="T224" style:parent-style-name="DefaultParagraphFont" style:family="text">
      <style:text-properties style:font-name="Taamey Ashkenaz" style:font-name-complex="Taamey Ashkenaz" style:font-size-complex="10.5pt"/>
    </style:style>
    <style:style style:name="T225" style:parent-style-name="DefaultParagraphFont" style:family="text">
      <style:text-properties style:font-name="Taamey Ashkenaz" style:font-name-complex="Taamey Ashkenaz" style:font-size-complex="10.5pt"/>
    </style:style>
    <style:style style:name="T226" style:parent-style-name="DefaultParagraphFont" style:family="text">
      <style:text-properties style:font-name="Taamey Ashkenaz" style:font-name-complex="Taamey Ashkenaz" style:font-size-complex="10.5pt"/>
    </style:style>
    <style:style style:name="T227" style:parent-style-name="DefaultParagraphFont" style:family="text">
      <style:text-properties style:font-name="Taamey Ashkenaz" style:font-name-complex="Taamey Ashkenaz" style:font-size-complex="10.5pt"/>
    </style:style>
    <style:style style:name="T228" style:parent-style-name="DefaultParagraphFont" style:family="text">
      <style:text-properties style:font-name="Taamey Ashkenaz" style:font-name-complex="Taamey Ashkenaz" style:font-size-complex="10.5pt"/>
    </style:style>
    <style:style style:name="T229" style:parent-style-name="DefaultParagraphFont" style:family="text">
      <style:text-properties style:font-name="Taamey Ashkenaz" style:font-name-complex="Taamey Ashkenaz" style:font-size-complex="10.5pt"/>
    </style:style>
    <style:style style:name="T230" style:parent-style-name="DefaultParagraphFont" style:family="text">
      <style:text-properties style:font-name="Taamey Ashkenaz" style:font-name-complex="Taamey Ashkenaz" style:font-size-complex="10.5pt"/>
    </style:style>
    <style:style style:name="T231" style:parent-style-name="DefaultParagraphFont" style:family="text">
      <style:text-properties style:font-name="Taamey Ashkenaz" style:font-name-complex="Taamey Ashkenaz" style:font-size-complex="10.5pt"/>
    </style:style>
    <style:style style:name="T232" style:parent-style-name="DefaultParagraphFont" style:family="text">
      <style:text-properties style:font-name="Taamey Ashkenaz" style:font-name-complex="Taamey Ashkenaz" style:font-size-complex="10.5pt"/>
    </style:style>
    <style:style style:name="T233" style:parent-style-name="DefaultParagraphFont" style:family="text">
      <style:text-properties style:font-name="Taamey Ashkenaz" style:font-name-complex="Taamey Ashkenaz" style:font-size-complex="10.5pt"/>
    </style:style>
    <style:style style:name="T234" style:parent-style-name="DefaultParagraphFont" style:family="text">
      <style:text-properties style:font-name="Taamey Ashkenaz" style:font-name-complex="Taamey Ashkenaz" style:font-size-complex="10.5pt"/>
    </style:style>
    <style:style style:name="T235" style:parent-style-name="DefaultParagraphFont" style:family="text">
      <style:text-properties style:font-name="Taamey Ashkenaz" style:font-name-complex="Taamey Ashkenaz" style:font-size-complex="10.5pt"/>
    </style:style>
    <style:style style:name="T236" style:parent-style-name="DefaultParagraphFont" style:family="text">
      <style:text-properties style:font-name="Taamey Ashkenaz" style:font-name-complex="Taamey Ashkenaz" style:font-size-complex="10.5pt"/>
    </style:style>
    <style:style style:name="T237" style:parent-style-name="DefaultParagraphFont" style:family="text">
      <style:text-properties style:font-name="Taamey Ashkenaz" style:font-name-complex="Taamey Ashkenaz" style:font-size-complex="10.5pt"/>
    </style:style>
    <style:style style:name="T238" style:parent-style-name="DefaultParagraphFont" style:family="text">
      <style:text-properties style:font-name="Taamey Ashkenaz" style:font-name-complex="Taamey Ashkenaz" style:font-size-complex="10.5pt"/>
    </style:style>
    <style:style style:name="T239" style:parent-style-name="DefaultParagraphFont" style:family="text">
      <style:text-properties style:font-name="Taamey Ashkenaz" style:font-name-complex="Taamey Ashkenaz" style:font-size-complex="10.5pt"/>
    </style:style>
    <style:style style:name="T240" style:parent-style-name="DefaultParagraphFont" style:family="text">
      <style:text-properties style:font-name="Taamey Ashkenaz" style:font-name-complex="Taamey Ashkenaz" style:font-size-complex="10.5pt"/>
    </style:style>
    <style:style style:name="T241" style:parent-style-name="DefaultParagraphFont" style:family="text">
      <style:text-properties style:font-name="Taamey Ashkenaz" style:font-name-complex="Taamey Ashkenaz" style:font-size-complex="10.5pt"/>
    </style:style>
    <style:style style:name="T242" style:parent-style-name="DefaultParagraphFont" style:family="text">
      <style:text-properties style:font-name="Taamey Ashkenaz" style:font-name-complex="Taamey Ashkenaz" style:font-size-complex="10.5pt"/>
    </style:style>
    <style:style style:name="T243" style:parent-style-name="DefaultParagraphFont" style:family="text">
      <style:text-properties style:font-name="Taamey Ashkenaz" style:font-name-complex="Taamey Ashkenaz" style:font-size-complex="10.5pt"/>
    </style:style>
    <style:style style:name="T244" style:parent-style-name="DefaultParagraphFont" style:family="text">
      <style:text-properties style:font-name="Taamey Ashkenaz" style:font-name-complex="Taamey Ashkenaz" style:font-size-complex="10.5pt"/>
    </style:style>
    <style:style style:name="T245" style:parent-style-name="DefaultParagraphFont" style:family="text">
      <style:text-properties style:font-name="Taamey Ashkenaz" style:font-name-complex="Taamey Ashkenaz" style:font-size-complex="10.5pt"/>
    </style:style>
    <style:style style:name="T246" style:parent-style-name="DefaultParagraphFont" style:family="text">
      <style:text-properties style:font-name="Taamey Ashkenaz" style:font-name-complex="Taamey Ashkenaz" style:font-size-complex="10.5pt"/>
    </style:style>
    <style:style style:name="T247" style:parent-style-name="DefaultParagraphFont" style:family="text">
      <style:text-properties style:font-name="Taamey Ashkenaz" style:font-name-complex="Taamey Ashkenaz" style:font-size-complex="10.5pt"/>
    </style:style>
    <style:style style:name="T248" style:parent-style-name="DefaultParagraphFont" style:family="text">
      <style:text-properties style:font-name="Taamey Ashkenaz" style:font-name-complex="Taamey Ashkenaz" style:font-size-complex="10.5pt"/>
    </style:style>
    <style:style style:name="T249" style:parent-style-name="DefaultParagraphFont" style:family="text">
      <style:text-properties style:font-name="Taamey Ashkenaz" style:font-name-complex="Taamey Ashkenaz" style:font-size-complex="10.5pt"/>
    </style:style>
    <style:style style:name="T250" style:parent-style-name="DefaultParagraphFont" style:family="text">
      <style:text-properties style:font-name="Taamey Ashkenaz" style:font-name-complex="Taamey Ashkenaz" style:font-size-complex="10.5pt"/>
    </style:style>
    <style:style style:name="T251" style:parent-style-name="DefaultParagraphFont" style:family="text">
      <style:text-properties style:font-name="Taamey Ashkenaz" style:font-name-complex="Taamey Ashkenaz" style:font-size-complex="10.5pt"/>
    </style:style>
    <style:style style:name="T252" style:parent-style-name="DefaultParagraphFont" style:family="text">
      <style:text-properties style:font-name="Taamey Ashkenaz" style:font-name-complex="Taamey Ashkenaz" style:font-size-complex="10.5pt"/>
    </style:style>
    <style:style style:name="T253" style:parent-style-name="DefaultParagraphFont" style:family="text">
      <style:text-properties style:font-name="Taamey Ashkenaz" style:font-name-complex="Taamey Ashkenaz" style:font-size-complex="10.5pt"/>
    </style:style>
    <style:style style:name="T254" style:parent-style-name="DefaultParagraphFont" style:family="text">
      <style:text-properties style:font-name="Taamey Ashkenaz" style:font-name-complex="Taamey Ashkenaz" style:font-size-complex="10.5pt"/>
    </style:style>
    <style:style style:name="T255" style:parent-style-name="DefaultParagraphFont" style:family="text">
      <style:text-properties style:font-name="Taamey Ashkenaz" style:font-name-complex="Taamey Ashkenaz" style:font-size-complex="10.5pt"/>
    </style:style>
    <style:style style:name="T256" style:parent-style-name="DefaultParagraphFont" style:family="text">
      <style:text-properties style:font-name="Taamey Ashkenaz" style:font-name-complex="Taamey Ashkenaz" style:font-size-complex="10.5pt"/>
    </style:style>
    <style:style style:name="T257" style:parent-style-name="DefaultParagraphFont" style:family="text">
      <style:text-properties style:font-name="Taamey Ashkenaz" style:font-name-complex="Taamey Ashkenaz" style:font-size-complex="10.5pt"/>
    </style:style>
    <style:style style:name="T258" style:parent-style-name="DefaultParagraphFont" style:family="text">
      <style:text-properties style:font-name="Taamey Ashkenaz" style:font-name-complex="Taamey Ashkenaz" style:font-size-complex="10.5pt"/>
    </style:style>
    <style:style style:name="T259" style:parent-style-name="DefaultParagraphFont" style:family="text">
      <style:text-properties style:font-name="Taamey Ashkenaz" style:font-name-complex="Taamey Ashkenaz" style:font-size-complex="10.5pt"/>
    </style:style>
    <style:style style:name="P260" style:parent-style-name="Textbody" style:family="paragraph">
      <style:paragraph-properties style:writing-mode="rl-tb" fo:margin-bottom="0.0576in"/>
    </style:style>
    <style:style style:name="T261" style:parent-style-name="DefaultParagraphFont" style:family="text">
      <style:text-properties style:font-name="Taamey Ashkenaz" style:font-name-complex="Taamey Ashkenaz" style:font-size-complex="10.5pt"/>
    </style:style>
    <style:style style:name="P262" style:parent-style-name="Textbody" style:family="paragraph">
      <style:paragraph-properties style:writing-mode="rl-tb" fo:margin-bottom="0.0576in"/>
    </style:style>
    <style:style style:name="T263" style:parent-style-name="DefaultParagraphFont" style:family="text">
      <style:text-properties style:font-name="Taamey Ashkenaz" style:font-name-complex="Taamey Ashkenaz" style:font-size-complex="10.5pt"/>
    </style:style>
    <style:style style:name="P264" style:parent-style-name="Textbody" style:family="paragraph">
      <style:paragraph-properties style:writing-mode="rl-tb" fo:margin-bottom="0.0576in"/>
      <style:text-properties style:font-name="Taamey Ashkenaz" style:font-name-complex="Taamey Ashkenaz" style:font-size-complex="10.5pt"/>
    </style:style>
    <style:style style:name="P265" style:parent-style-name="Textbody" style:family="paragraph">
      <style:paragraph-properties style:writing-mode="rl-tb" fo:margin-bottom="0.0576in"/>
    </style:style>
    <style:style style:name="T266" style:parent-style-name="DefaultParagraphFont" style:family="text">
      <style:text-properties style:font-name="Taamey Ashkenaz" style:font-name-complex="Taamey Ashkenaz" style:font-size-complex="10.5pt"/>
    </style:style>
    <style:style style:name="T267" style:parent-style-name="DefaultParagraphFont" style:family="text">
      <style:text-properties style:font-name="Times New Roman" style:font-name-complex="Times New Roman" style:font-size-complex="10.5pt"/>
    </style:style>
    <style:style style:name="T268" style:parent-style-name="DefaultParagraphFont" style:family="text">
      <style:text-properties style:font-name="Taamey Ashkenaz" style:font-name-complex="Taamey Ashkenaz" style:font-size-complex="10.5pt"/>
    </style:style>
    <style:style style:name="T269" style:parent-style-name="DefaultParagraphFont" style:family="text">
      <style:text-properties style:font-name="Taamey Ashkenaz" style:font-name-complex="Taamey Ashkenaz" style:font-size-complex="10.5pt"/>
    </style:style>
    <style:style style:name="T270" style:parent-style-name="DefaultParagraphFont" style:family="text">
      <style:text-properties style:font-name="Taamey Ashkenaz" style:font-name-complex="Taamey Ashkenaz" style:font-size-complex="10.5pt"/>
    </style:style>
    <style:style style:name="T271" style:parent-style-name="DefaultParagraphFont" style:family="text">
      <style:text-properties style:font-name="Taamey Ashkenaz" style:font-name-complex="Taamey Ashkenaz" style:font-size-complex="10.5pt"/>
    </style:style>
    <style:style style:name="T272" style:parent-style-name="DefaultParagraphFont" style:family="text">
      <style:text-properties style:font-name="Taamey Ashkenaz" style:font-name-complex="Taamey Ashkenaz" style:font-size-complex="10.5pt"/>
    </style:style>
    <style:style style:name="P273" style:parent-style-name="Textbody" style:family="paragraph">
      <style:paragraph-properties style:writing-mode="rl-tb" fo:margin-bottom="0.0576in"/>
      <style:text-properties style:font-name="Taamey Ashkenaz" style:font-name-complex="Taamey Ashkenaz" style:font-size-complex="10.5pt"/>
    </style:style>
    <style:style style:name="P274" style:parent-style-name="Textbody" style:family="paragraph">
      <style:paragraph-properties style:writing-mode="rl-tb" fo:margin-bottom="0.0576in"/>
    </style:style>
    <style:style style:name="T275" style:parent-style-name="DefaultParagraphFont" style:family="text">
      <style:text-properties style:font-name="Taamey Ashkenaz" style:font-name-complex="Taamey Ashkenaz" style:font-size-complex="10.5pt"/>
    </style:style>
    <style:style style:name="T276" style:parent-style-name="DefaultParagraphFont" style:family="text">
      <style:text-properties style:font-name="Times New Roman" style:font-name-complex="Times New Roman" style:font-size-complex="10.5pt"/>
    </style:style>
    <style:style style:name="T277" style:parent-style-name="DefaultParagraphFont" style:family="text">
      <style:text-properties style:font-name="Taamey Ashkenaz" style:font-name-complex="Taamey Ashkenaz" style:font-size-complex="10.5pt"/>
    </style:style>
    <style:style style:name="T278" style:parent-style-name="DefaultParagraphFont" style:family="text">
      <style:text-properties style:font-name="Taamey Ashkenaz" style:font-name-complex="Taamey Ashkenaz" style:font-size-complex="10.5pt"/>
    </style:style>
    <style:style style:name="T279" style:parent-style-name="DefaultParagraphFont" style:family="text">
      <style:text-properties style:font-name="Taamey Ashkenaz" style:font-name-complex="Taamey Ashkenaz" style:font-size-complex="10.5pt"/>
    </style:style>
    <style:style style:name="T280" style:parent-style-name="DefaultParagraphFont" style:family="text">
      <style:text-properties style:font-name="Taamey Ashkenaz" style:font-name-complex="Taamey Ashkenaz" style:font-size-complex="10.5pt"/>
    </style:style>
    <style:style style:name="T281" style:parent-style-name="DefaultParagraphFont" style:family="text">
      <style:text-properties style:font-name="Taamey Ashkenaz" style:font-name-complex="Taamey Ashkenaz" style:font-size-complex="10.5pt"/>
    </style:style>
    <style:style style:name="T282" style:parent-style-name="DefaultParagraphFont" style:family="text">
      <style:text-properties style:font-name="Times New Roman" style:font-name-complex="Times New Roman" style:font-size-complex="10.5pt"/>
    </style:style>
    <style:style style:name="T283" style:parent-style-name="DefaultParagraphFont" style:family="text">
      <style:text-properties style:font-name="Taamey Ashkenaz" style:font-name-complex="Taamey Ashkenaz" style:font-size-complex="10.5pt"/>
    </style:style>
    <style:style style:name="T284" style:parent-style-name="DefaultParagraphFont" style:family="text">
      <style:text-properties style:font-name="Taamey Ashkenaz" style:font-name-complex="Taamey Ashkenaz" style:font-size-complex="10.5pt"/>
    </style:style>
    <style:style style:name="T285" style:parent-style-name="DefaultParagraphFont" style:family="text">
      <style:text-properties style:font-name="Taamey Ashkenaz" style:font-name-complex="Taamey Ashkenaz" style:font-size-complex="10.5pt"/>
    </style:style>
    <style:style style:name="T286" style:parent-style-name="DefaultParagraphFont" style:family="text">
      <style:text-properties style:font-name="Taamey Ashkenaz" style:font-name-complex="Taamey Ashkenaz" style:font-size-complex="10.5pt"/>
    </style:style>
    <style:style style:name="T287" style:parent-style-name="DefaultParagraphFont" style:family="text">
      <style:text-properties style:font-name="Taamey Ashkenaz" style:font-name-complex="Taamey Ashkenaz" style:font-size-complex="10.5pt"/>
    </style:style>
    <style:style style:name="T288" style:parent-style-name="DefaultParagraphFont" style:family="text">
      <style:text-properties style:font-name="Taamey Ashkenaz" style:font-name-complex="Taamey Ashkenaz" style:font-size-complex="10.5pt"/>
    </style:style>
    <style:style style:name="T289" style:parent-style-name="DefaultParagraphFont" style:family="text">
      <style:text-properties style:font-name="Taamey Ashkenaz" style:font-name-complex="Taamey Ashkenaz" style:font-size-complex="10.5pt"/>
    </style:style>
    <style:style style:name="T290" style:parent-style-name="DefaultParagraphFont" style:family="text">
      <style:text-properties style:font-name="Taamey Ashkenaz" style:font-name-complex="Taamey Ashkenaz" style:font-size-complex="10.5pt"/>
    </style:style>
    <style:style style:name="T291" style:parent-style-name="DefaultParagraphFont" style:family="text">
      <style:text-properties style:font-name="Taamey Ashkenaz" style:font-name-complex="Taamey Ashkenaz" style:font-size-complex="10.5pt"/>
    </style:style>
    <style:style style:name="T292" style:parent-style-name="DefaultParagraphFont" style:family="text">
      <style:text-properties style:font-name="Taamey Ashkenaz" style:font-name-complex="Taamey Ashkenaz" style:font-size-complex="10.5pt"/>
    </style:style>
    <style:style style:name="T293" style:parent-style-name="DefaultParagraphFont" style:family="text">
      <style:text-properties style:font-name="Taamey Ashkenaz" style:font-name-complex="Taamey Ashkenaz" style:font-size-complex="10.5pt"/>
    </style:style>
    <style:style style:name="T294" style:parent-style-name="DefaultParagraphFont" style:family="text">
      <style:text-properties style:font-name="Taamey Ashkenaz" style:font-name-complex="Taamey Ashkenaz" style:font-size-complex="10.5pt"/>
    </style:style>
    <style:style style:name="T295" style:parent-style-name="DefaultParagraphFont" style:family="text">
      <style:text-properties style:font-name="Taamey Ashkenaz" style:font-name-complex="Taamey Ashkenaz" style:font-size-complex="10.5pt"/>
    </style:style>
    <style:style style:name="T296" style:parent-style-name="DefaultParagraphFont" style:family="text">
      <style:text-properties style:font-name="Taamey Ashkenaz" style:font-name-complex="Taamey Ashkenaz" style:font-size-complex="10.5pt"/>
    </style:style>
    <style:style style:name="T297" style:parent-style-name="DefaultParagraphFont" style:family="text">
      <style:text-properties style:font-name="Taamey Ashkenaz" style:font-name-complex="Taamey Ashkenaz" style:font-size-complex="10.5pt"/>
    </style:style>
    <style:style style:name="T298" style:parent-style-name="DefaultParagraphFont" style:family="text">
      <style:text-properties style:font-name="Taamey Ashkenaz" style:font-name-complex="Taamey Ashkenaz" style:font-size-complex="10.5pt"/>
    </style:style>
    <style:style style:name="T299" style:parent-style-name="DefaultParagraphFont" style:family="text">
      <style:text-properties style:font-name="Taamey Ashkenaz" style:font-name-complex="Taamey Ashkenaz" style:font-size-complex="10.5pt"/>
    </style:style>
    <style:style style:name="T300" style:parent-style-name="DefaultParagraphFont" style:family="text">
      <style:text-properties style:font-name="Taamey Ashkenaz" style:font-name-complex="Taamey Ashkenaz" style:font-size-complex="10.5pt"/>
    </style:style>
    <style:style style:name="T301" style:parent-style-name="DefaultParagraphFont" style:family="text">
      <style:text-properties style:font-name="Taamey Ashkenaz" style:font-name-complex="Taamey Ashkenaz" style:font-size-complex="10.5pt"/>
    </style:style>
    <style:style style:name="T302" style:parent-style-name="DefaultParagraphFont" style:family="text">
      <style:text-properties style:font-name="Taamey Ashkenaz" style:font-name-complex="Taamey Ashkenaz" style:font-size-complex="10.5pt"/>
    </style:style>
    <style:style style:name="T303" style:parent-style-name="DefaultParagraphFont" style:family="text">
      <style:text-properties style:font-name="Taamey Ashkenaz" style:font-name-complex="Taamey Ashkenaz" style:font-size-complex="10.5pt"/>
    </style:style>
    <style:style style:name="T304" style:parent-style-name="DefaultParagraphFont" style:family="text">
      <style:text-properties style:font-name="Taamey Ashkenaz" style:font-name-complex="Taamey Ashkenaz" style:font-size-complex="10.5pt"/>
    </style:style>
    <style:style style:name="T305" style:parent-style-name="DefaultParagraphFont" style:family="text">
      <style:text-properties style:font-name="Taamey Ashkenaz" style:font-name-complex="Taamey Ashkenaz" style:font-size-complex="10.5pt"/>
    </style:style>
    <style:style style:name="T306" style:parent-style-name="DefaultParagraphFont" style:family="text">
      <style:text-properties style:font-name="Taamey Ashkenaz" style:font-name-complex="Taamey Ashkenaz" style:font-size-complex="10.5pt"/>
    </style:style>
    <style:style style:name="T307" style:parent-style-name="DefaultParagraphFont" style:family="text">
      <style:text-properties style:font-name="Taamey Ashkenaz" style:font-name-complex="Taamey Ashkenaz" style:font-size-complex="10.5pt"/>
    </style:style>
    <style:style style:name="T308" style:parent-style-name="DefaultParagraphFont" style:family="text">
      <style:text-properties style:font-name="Taamey Ashkenaz" style:font-name-complex="Taamey Ashkenaz" style:font-size-complex="10.5pt"/>
    </style:style>
    <style:style style:name="T309" style:parent-style-name="DefaultParagraphFont" style:family="text">
      <style:text-properties style:font-name="Taamey Ashkenaz" style:font-name-complex="Taamey Ashkenaz" style:font-size-complex="10.5pt"/>
    </style:style>
    <style:style style:name="P310" style:parent-style-name="Textbody" style:family="paragraph">
      <style:paragraph-properties style:writing-mode="rl-tb" fo:margin-bottom="0.0576in"/>
    </style:style>
    <style:style style:name="T311" style:parent-style-name="DefaultParagraphFont" style:family="text">
      <style:text-properties style:font-name="Taamey Ashkenaz" style:font-name-complex="Taamey Ashkenaz" style:font-size-complex="10.5pt"/>
    </style:style>
    <style:style style:name="P312" style:parent-style-name="Textbody" style:family="paragraph">
      <style:paragraph-properties style:writing-mode="rl-tb" fo:margin-bottom="0.0576in"/>
      <style:text-properties style:font-name="Taamey Ashkenaz" style:font-name-complex="Taamey Ashkenaz" style:font-size-complex="10.5pt"/>
    </style:style>
    <style:style style:name="P313" style:parent-style-name="Textbody" style:family="paragraph">
      <style:paragraph-properties style:writing-mode="rl-tb" fo:margin-bottom="0.0576in"/>
    </style:style>
    <style:style style:name="T314" style:parent-style-name="DefaultParagraphFont" style:family="text">
      <style:text-properties style:font-name="Taamey Ashkenaz" style:font-name-complex="Taamey Ashkenaz" style:font-size-complex="10.5pt"/>
    </style:style>
    <style:style style:name="P315" style:parent-style-name="Textbody" style:family="paragraph">
      <style:paragraph-properties style:writing-mode="rl-tb" fo:margin-bottom="0.0576in"/>
      <style:text-properties style:font-name="Taamey Ashkenaz" style:font-name-complex="Taamey Ashkenaz" style:font-size-complex="10.5pt"/>
    </style:style>
    <style:style style:name="P316" style:parent-style-name="Textbody" style:family="paragraph">
      <style:paragraph-properties style:writing-mode="rl-tb" fo:margin-bottom="0.0576in"/>
    </style:style>
    <style:style style:name="T317" style:parent-style-name="DefaultParagraphFont" style:family="text">
      <style:text-properties style:font-name="Taamey Ashkenaz" style:font-name-complex="Taamey Ashkenaz" style:font-size-complex="10.5pt"/>
    </style:style>
    <style:style style:name="T318" style:parent-style-name="DefaultParagraphFont" style:family="text">
      <style:text-properties style:font-name="Times New Roman" style:font-name-complex="Times New Roman" style:font-size-complex="10.5pt"/>
    </style:style>
    <style:style style:name="T319" style:parent-style-name="DefaultParagraphFont" style:family="text">
      <style:text-properties style:font-name="Taamey Ashkenaz" style:font-name-complex="Taamey Ashkenaz" style:font-size-complex="10.5pt"/>
    </style:style>
    <style:style style:name="T320" style:parent-style-name="DefaultParagraphFont" style:family="text">
      <style:text-properties style:font-name="Taamey Ashkenaz" style:font-name-complex="Taamey Ashkenaz" style:font-size-complex="10.5pt"/>
    </style:style>
    <style:style style:name="T321" style:parent-style-name="DefaultParagraphFont" style:family="text">
      <style:text-properties style:font-name="Taamey Ashkenaz" style:font-name-complex="Taamey Ashkenaz" style:font-size-complex="10.5pt"/>
    </style:style>
    <style:style style:name="T322" style:parent-style-name="DefaultParagraphFont" style:family="text">
      <style:text-properties style:font-name="Taamey Ashkenaz" style:font-name-complex="Taamey Ashkenaz" style:font-size-complex="10.5pt"/>
    </style:style>
    <style:style style:name="T323" style:parent-style-name="DefaultParagraphFont" style:family="text">
      <style:text-properties style:font-name="Taamey Ashkenaz" style:font-name-complex="Taamey Ashkenaz" style:font-size-complex="10.5pt"/>
    </style:style>
    <style:style style:name="T324" style:parent-style-name="DefaultParagraphFont" style:family="text">
      <style:text-properties style:font-name="Taamey Ashkenaz" style:font-name-complex="Taamey Ashkenaz" style:font-size-complex="10.5pt"/>
    </style:style>
    <style:style style:name="T325" style:parent-style-name="DefaultParagraphFont" style:family="text">
      <style:text-properties style:font-name="Taamey Ashkenaz" style:font-name-complex="Taamey Ashkenaz" style:font-size-complex="10.5pt"/>
    </style:style>
    <style:style style:name="T326" style:parent-style-name="DefaultParagraphFont" style:family="text">
      <style:text-properties style:font-name="Taamey Ashkenaz" style:font-name-complex="Taamey Ashkenaz" style:font-size-complex="10.5pt"/>
    </style:style>
    <style:style style:name="T327" style:parent-style-name="DefaultParagraphFont" style:family="text">
      <style:text-properties style:font-name="Taamey Ashkenaz" style:font-name-complex="Taamey Ashkenaz" style:font-size-complex="10.5pt"/>
    </style:style>
    <style:style style:name="T328" style:parent-style-name="DefaultParagraphFont" style:family="text">
      <style:text-properties style:font-name="Taamey Ashkenaz" style:font-name-complex="Taamey Ashkenaz" style:font-size-complex="10.5pt"/>
    </style:style>
    <style:style style:name="T329" style:parent-style-name="DefaultParagraphFont" style:family="text">
      <style:text-properties style:font-name="Taamey Ashkenaz" style:font-name-complex="Taamey Ashkenaz" style:font-size-complex="10.5pt"/>
    </style:style>
    <style:style style:name="T330" style:parent-style-name="DefaultParagraphFont" style:family="text">
      <style:text-properties style:font-name="Taamey Ashkenaz" style:font-name-complex="Taamey Ashkenaz" style:font-size-complex="10.5pt"/>
    </style:style>
    <style:style style:name="T331" style:parent-style-name="DefaultParagraphFont" style:family="text">
      <style:text-properties style:font-name="Taamey Ashkenaz" style:font-name-complex="Taamey Ashkenaz" style:font-size-complex="10.5pt"/>
    </style:style>
    <style:style style:name="T332" style:parent-style-name="DefaultParagraphFont" style:family="text">
      <style:text-properties style:font-name="Taamey Ashkenaz" style:font-name-complex="Taamey Ashkenaz" style:font-size-complex="10.5pt"/>
    </style:style>
    <style:style style:name="T333" style:parent-style-name="DefaultParagraphFont" style:family="text">
      <style:text-properties style:font-name="Taamey Ashkenaz" style:font-name-complex="Taamey Ashkenaz" style:font-size-complex="10.5pt"/>
    </style:style>
    <style:style style:name="T334" style:parent-style-name="DefaultParagraphFont" style:family="text">
      <style:text-properties style:font-name="Taamey Ashkenaz" style:font-name-complex="Taamey Ashkenaz" style:font-size-complex="10.5pt"/>
    </style:style>
    <style:style style:name="T335" style:parent-style-name="DefaultParagraphFont" style:family="text">
      <style:text-properties style:font-name="Taamey Ashkenaz" style:font-name-complex="Taamey Ashkenaz" style:font-size-complex="10.5pt"/>
    </style:style>
    <style:style style:name="T336" style:parent-style-name="DefaultParagraphFont" style:family="text">
      <style:text-properties style:font-name="Taamey Ashkenaz" style:font-name-complex="Taamey Ashkenaz" style:font-size-complex="10.5pt"/>
    </style:style>
    <style:style style:name="P337" style:parent-style-name="Textbody" style:family="paragraph">
      <style:paragraph-properties style:writing-mode="rl-tb" fo:margin-bottom="0.0576in"/>
      <style:text-properties style:font-name="Taamey Ashkenaz" style:font-name-complex="Taamey Ashkenaz" style:font-size-complex="10.5pt"/>
    </style:style>
    <style:style style:name="P338" style:parent-style-name="Textbody" style:family="paragraph">
      <style:paragraph-properties fo:text-align="start" style:writing-mode="rl-tb" fo:margin-bottom="0.0576in"/>
    </style:style>
    <style:style style:name="T339" style:parent-style-name="DefaultParagraphFont" style:family="text">
      <style:text-properties style:font-name="Taamey Ashkenaz" style:font-name-complex="Taamey Ashkenaz" style:font-size-complex="10.5pt"/>
    </style:style>
  </office:automatic-styles>
  <office:body>
    <office:text text:use-soft-page-breaks="true">
      <text:p text:style-name="P1"><text:span text:style-name="T2">מְעָרַת מִיסֶלְיָה (</text:span><text:span text:style-name="T3">Misliya</text:span><text:span text:style-name="T4">; נִקְרֵאת גַּם מִיסִילְיָה; שָׁם עַרְבִי מֵהָעֵת הַחֲדָשָׁה) הִיא אֲתָר אַרְכֵאוֹלוֹגִי-פְּרֵהִיסְטוֹרִי בְּמַעֲרַב הַכַּרְמֶל, אֲשֶׁר נֶחְקַר בְּשִׁיטָתִיּוּת הֵחֵל מִשְּׁנַת 2001. הָאֲתָר כּוֹלֵל מְעָרָה גְּדוֹלָה שֶׁתִּקְרָתָהּ קָרְסָה בְּכַמָּה שְׁלַבִּים בֶּעָבָר, וְכַיּוֹם נִרְאֵית כְּמַחֲסֶה-סֶלַע (אַנ'). בָּאֲתָר נֶחְשְׂפוּ שְׁכָבוֹת אַרְכֵאוֹלוֹגִיּוֹת מִסּוֹף הַתְּקוּפָה הַפָּלֵאוֹלִיתִית הַתַּחְתּוֹנָה (הַתַּרְבּוּת הֵאָשְׁלוּ-יַבְּרוּדִית) וּמִתְּחִלַּת הַתְּקוּפָה הַפָּלֵאוֹלִיתִית הַתִּיכוֹנָה (הַשָּׁלָב הַקָּדוּם שֶׁל הַתַּרְבּוּת הַמּוֹסְטָרִית)[1]. הַמִּמְצָא הָאַרְכֵאוֹלוֹגִי בַּמְּעָרָה כּוֹלֵל שֶׁפַע כְּלֵי אֶבֶן מְסֻתָּתִים מָצוֹר, עַצְמוֹת בַּעֲלֵי חַיִּים וּשְׂרִידֵי מְדוּרוֹת. מִמְצָא זֶה שׁוֹפֵךְ אוֹר עַל הַטֶּכְנוֹלוֹגְיָה, הַמִּחְיָה וְהַהִתְנַהֲגוּת הָאֱנוֹשִׁית בְּפֶרֶק הַזְּמַן שֶׁבֵּין כִּ-300 אֶלֶף עַד 150 אֶלֶף שָׁנִים לִפְנֵי זְמַנֵּנוּ, שֶׁבּוֹ, לְפִי אַחַת הַהַשְׁעָרוֹת, הִתְפַּתְּחוּ לָרִאשׁוֹנָה בְּנֵי אָדָם מוֹדֶרְנִיִּים מַבְחִינָה אָנָטוֹמִית וְהִתְקַיְּמוּ לְצַד מִינֵי אָדָם אַרְכָאִיִּים[2]. בִּמְעָרָה הִתְגַּלְּתָה לֶסֶת עֶלְיוֹנָה בַּת 177 אֶלֶף שָׁנָה לְפָחוֹת, שֶׁזֹּהֲתָה כְּשַׁיֶּכֶת לְאָדָם מוֹדֶרְנִי<text:s/></text:span><text:span text:style-name="T5">–</text:span><text:span text:style-name="T6"><text:s/></text:span><text:span text:style-name="T7">הַקָּדוּם</text:span><text:span text:style-name="T8"><text:s/></text:span><text:span text:style-name="T9">בָּעוֹלָם</text:span><text:span text:style-name="T10"><text:s/></text:span><text:span text:style-name="T11">מִחוּץ</text:span><text:span text:style-name="T12"><text:s/></text:span><text:span text:style-name="T13">לְאַפְרִיקָה</text:span><text:span text:style-name="T14">[3].</text:span></text:p>
      <text:p text:style-name="P15"><text:span text:style-name="T16">תֹּכֶן עִנְיָנִים</text:span></text:p>
      <text:p text:style-name="P17"/>
      <text:p text:style-name="P18"><text:span text:style-name="T19">הַמְּעָרָה נִמְצֵאת בַּמָּצוֹק מְגָדִים, הַמָּצוֹק הַמַּעֲרָבִי שֶׁל הַכַּרְמֶל, כִּ-500 מֶטֶר דְּרוֹמִית לְמוֹצָא נַחַל סְפוּנִים אֶל מִישׁוֹר הַחוֹף, בְּרוֹם שֶׁל כְּ-90 מֶטְרִים מֵעַל פְּנֵי הַיָּם, בִּנְקֻדָּה שֶׁבָּהּ הַמִּדְרוֹן הוֹפֵךְ לִמְצוּק אֲנָכִי. מְעָרַת מִיסֶלְיָה נִמְצֵאת כְּ-12 ק"מ דְּרוֹמִית לְחֵיפָה וּכְ-7 ק"מ צְפוֹנִית לָאֲתָרִים הַפְּרֵהִיסְטוֹרִיִּים בְּנַחַל מְעָרוֹת<text:s/></text:span><text:span text:style-name="T20">–</text:span><text:span text:style-name="T21"><text:s/></text:span><text:span text:style-name="T22">מְעָרַת</text:span><text:span text:style-name="T23"><text:s/></text:span><text:span text:style-name="T24">תַּנּוּר</text:span><text:span text:style-name="T25">,<text:s/></text:span><text:span text:style-name="T26">מְעָרַת</text:span><text:span text:style-name="T27"><text:s/></text:span><text:span text:style-name="T28">גָּמָל</text:span><text:span text:style-name="T29">,<text:s/></text:span><text:span text:style-name="T30">מְעָרַת</text:span><text:span text:style-name="T31"><text:s/></text:span><text:span text:style-name="T32">הַנַּחַל</text:span><text:span text:style-name="T33"><text:s/></text:span><text:span text:style-name="T34">וּמְעָרַת</text:span><text:span text:style-name="T35"><text:s/></text:span><text:span text:style-name="T36">הַגְּדִי</text:span><text:span text:style-name="T37">.<text:s/></text:span><text:span text:style-name="T38">בִּשְׁנֵי</text:span><text:span text:style-name="T39"><text:s/></text:span><text:span text:style-name="T40">הָאֲתָרִים</text:span><text:span text:style-name="T41"><text:s/></text:span><text:span text:style-name="T42">הָרִאשׁוֹנִים</text:span><text:span text:style-name="T43"><text:s/></text:span><text:span text:style-name="T44">קַיָּמוֹת</text:span><text:span text:style-name="T45"><text:s/></text:span><text:span text:style-name="T46">שְׁכָבוֹת</text:span><text:span text:style-name="T47"><text:s/></text:span><text:span text:style-name="T48">הַמַּקְבִּילוֹת</text:span><text:span text:style-name="T49"><text:s/></text:span><text:span text:style-name="T50">תַּרְבּוּתִית</text:span><text:span text:style-name="T51"><text:s/></text:span><text:span text:style-name="T52">וּכְרוֹנוֹלוֹגִית</text:span><text:span text:style-name="T53"><text:s/></text:span><text:span text:style-name="T54">לִמְעָרַת</text:span><text:span text:style-name="T55"><text:s/></text:span><text:span text:style-name="T56">מִיסֶלְיָ</text:span><text:span text:style-name="T57">ה.</text:span></text:p>
      <text:p text:style-name="P58"/>
      <text:p text:style-name="P59"><text:span text:style-name="T60">הַמְּעָרָה נִמְצֵאת כַּיּוֹם בְּאֵזוֹר בַּעַל אַקְלִים יָם תִּיכוֹנִי. שְׂרִידֵי בַּעֲלֵי חַיִּים וּצְמָחִים שֶׁהֻרְבְּדוּ בָּאֲתָר[4] מְעִידִים שֶׁסְּבִיבַת הַכַּרְמֶל וּמִישׁוֹר הַחוֹף בִּתְקוּפוֹת שֶׁבָּהֶן הָאֲתָר הָיָה מְיֻשָּׁב, הָיְתָה מֻרְכֶּבֶת מִפְּסֵיפַס יָם-תִּיכוֹנִי אָפְיָנִי שֶׁל חֹרֶשׁ וּשְׁטָחִים פְּתוּחִים. עַצְמוֹת מְכַרְסְמִים רַבּוֹת שֶׁנִּמְצְאוּ בַּשְּׁכָבוֹת הָאַרְכֵאוֹלוֹגִיּוֹת הִגִּיעוּ לְשָׁם כִּשְׂרִידֵי צְנֵפוֹת שֶׁל דּוֹרְסֵי לַיְלָה וּמְהַוִּים סַמָּן שֶׁל הַסְּבִיבָה הַקְּדוּמָה. בֵּין הַסּוּגִים שֶׁזֹּהוּ מְרֻבֶּה בִּמְיֻחָד נַבְרַן הַשָּׂדוֹת וּלְאַחֲרָיו יַעֲרוּן, מֶרְיוֹן וְעַכְבָּר. כְּמוֹ כֵן מוֹפִיעִים סוּגִים שֶׁאֵינָם קַיָּמִים כַּיּוֹם בָּאֵזוֹר, בָּהֶם בּוֹלֵט נַבְרַן הָעַרְבוּת (אַנ') (</text:span><text:span text:style-name="T61">Ellobius</text:span><text:span text:style-name="T62">) שֶׁנִּכְחָד מִיִּשְׂרָאֵל בְּאֶמְצַע הַתְּקוּפָה הַפָּלֵאוֹלִיתִית הַתִּיכוֹנָה[5]. תּוֹשָׁבֵי מְעָרַת מִיסֶלְיָה נֶהֱנוּ מִגִּישָׁה נוֹחָה לְבָמַת הָהָר הַמְּיֹעֶרֶת, וּבְנוֹסָף יָכְלוּ לְנַצֵּל אֶת מִישׁוֹר הַחוֹף, שֶׁרָחְבּוֹ הִשְׁתַּנָּה מִסְפַּר פְּעָמִים בְּמֶשֶׁךְ זְמַן הַיִּשּׁוּב בִּמְעָרָה, בְּהֶתְאֵם לְמַחֲזוֹר תְּקוּפוֹת הַקֶּרַח וְהַתְּקוּפוֹת הַבֵּין-קַרְחוֹנִיּוֹת שֶׁהִשְׁפִּיעַ עַל גֹּבַהּ פְּנֵי הַיָּם. מִפְלַס הַיָּם הָיָה דּוֹמֶה לְמִפְלָסוֹ כַּיּוֹם אוֹ נָמוּךְ בְּכַמָּה עֶשְׂרוֹת מֶטְרִים, וּבְהֶתְאֵם לְכָךְ רָחְבּוֹ שֶׁל מִישׁוֹר חוֹף הַכַּרְמֶל מֵהַמָּצוֹק וְעַד קַו הַיָּם נָע בֵּין כְּקִילוֹמֶטֶר וָחֵצִי, כְּרָחְבּוֹ הַיּוֹם, לְהִתְרַחֲבוּת שֶׁל מִסְפַּר קִילוֹמֶטְרִים נוֹסָפִים מַעֲרָבָה[6][7].</text:span></text:p>
      <text:p text:style-name="P63"><text:span text:style-name="T64">תּוֹלְדוֹת הַמֶּחְקָר</text:span></text:p>
      <text:p text:style-name="P65"><text:span text:style-name="T66">פְּרוֹפ' מִינָה עֶבְרוֹן בְּמַהֲלַךְ חֲפִירוֹת בִּמְעָרַת מִיסֶלְיָה בְּ-2002</text:span></text:p>
      <text:p text:style-name="P67"><text:span text:style-name="T68">פרפ' יִשְׂרָאֵל הֶרְשְׁקוֹבִיץ</text:span></text:p>
      <text:p text:style-name="P69"/>
      <text:p text:style-name="P70"><text:span text:style-name="T71">הָאֲתָר הִתְגַּלָּה בִּשְׁנַת 1925 עַל יְדֵי פְרִיץ בְּרוֹצָן (גָּר'), וְנִסְקַר מֵאָז מִסְפַּר פְּעָמִים עַל יְדֵי אַבְרָהָם רוֹנֵן, יַעֲקֹב עוֹלָמִי, מִינָה עֶבְרוֹן וְדָנִיאֵל קָאוּפְמָן[8]. בַּסְּקָרִים נִלְקְטוּ כְּלֵי צוּר מוֹסְטָרִיִּים וְאֶשְׁלַו-יִבְרוֹדִיִּים וְכֵן עֲצָמוֹת בַּעֲלֵי-פְּרָסוֹת. חֵלֶק מֵהַמִּמְצָאִים הָיוּ מְלֻכָּדִים בְּתוֹךְ גּוּשֵׁי בַּרְקַצְיָה (אַדְמַת מְעָרוֹת שֶׁהִתְקַשְּׁתָה). בְּדִיקָה גֵּאוֹפִיזִית הִצְבִּיעָה עַל קִיּוּם שִׁכְבָה אַרְכֵאוֹלוֹגִית בְּעֹבִי נִכָּר בָּאֲתָר[9]. בְּעִקְבוֹת תּוֹצְאוֹת הַסֶּקֶר הַגֵּאוֹפִיזִי, וּלְאוֹר כַּמּוּת הַמִּמְצָאִים הַגְּדוֹלָה שֶׁנִּלְקְטָה בַּסְּקָרִים, בִּכְלַל זֶה מִמְצָאִים מִשְּׁתֵּי תַּרְבּוּיוֹת וַעֲצָמוֹת בְּמַצַּב שִׁמּוּר טוֹב, הֵחֵל צֶוֶת רַב-תְּחוּמֵי בְּרָאשׁוּת מִינָה עֶבְרוֹן וְיִשְׂרָאֵל הֶרְשְׁקוֹבִיץ לַחְפֹּר בָּאֲתָר בְּשִׁיטָתִיּוּת.<text:s/></text:span><text:span text:style-name="T72">הַחֲפִירָה הִתְבַּצְּעָה בַּשָּׁנִים 2001</text:span><text:span text:style-name="T73">–</text:span><text:span text:style-name="T74">2010<text:s/></text:span><text:span text:style-name="T75">מִטַּעַם</text:span><text:span text:style-name="T76"><text:s/></text:span><text:span text:style-name="T77">הַמָּכוֹן</text:span><text:span text:style-name="T78"><text:s/></text:span><text:span text:style-name="T79">לְאַרְכֵא</text:span><text:span text:style-name="T80">וֹלוֹגְיָה ע"ש זַיְנְמָן בְּאוּנִיבֶרְסִיטַת חֵיפָה, וּבְמִמּוּן קֶרֶן דָּן דָּוִד וְקַרְנוֹת מֶחְקָר נוֹסָפוֹת.</text:span></text:p>
      <text:p text:style-name="P81"><text:span text:style-name="T82">תְּקוּפוֹת וְתַרְבּוּיוֹת</text:span></text:p>
      <text:p text:style-name="P83"><text:span text:style-name="T84">מַבָּט עַל שְׁלוֹשׁ הַמַּדְרֵגוֹת שֶׁל מְעָרַת מִיסֶלְיָה. בַּמַּדְרֵגָה הָעֶלְיוֹנָה נִרְאִים כְּלִי צוּר מוֹסְטָרִיִּים, וּבַמַּדְרֵגָה הַתַּחְתּוֹנָה - כְּלִי צוּר אֶשְׁלַו-יברודיים.</text:span></text:p>
      <text:p text:style-name="P85"/>
      <text:p text:style-name="P86"><text:span text:style-name="T87">הַמְּעָרָה הַהֲרוּסָה מֻרְכֶּבֶת מִשְּׁלוֹשׁ "מַדְרֵגוֹת" (טֵרָסוֹת טִבְעִיּוֹת)<text:s/></text:span><text:span text:style-name="T88">–</text:span><text:span text:style-name="T89"><text:s/></text:span><text:span text:style-name="T90">עֶלְיוֹנָה</text:span><text:span text:style-name="T91">,<text:s/></text:span><text:span text:style-name="T92">תִּיכוֹנָה</text:span><text:span text:style-name="T93"><text:s/></text:span><text:span text:style-name="T94">וְתַחְתּוֹנָה</text:span><text:span text:style-name="T95">.<text:s/></text:span><text:span text:style-name="T96">כַּיּוֹם</text:span><text:span text:style-name="T97"><text:s/></text:span><text:span text:style-name="T98">רַק</text:span><text:span text:style-name="T99"><text:s/></text:span><text:span text:style-name="T100">חֶצְיָהּ</text:span><text:span text:style-name="T101"><text:s/></text:span><text:span text:style-name="T102">הַמִּזְרָחִי</text:span><text:span text:style-name="T103"><text:s/></text:span><text:span text:style-name="T104">שֶׁל</text:span><text:span text:style-name="T105"><text:s/></text:span><text:span text:style-name="T106">הַמַּדְרֵגָה</text:span><text:span text:style-name="T107"><text:s/></text:span><text:span text:style-name="T108">הָעֶלְיוֹנָה</text:span><text:span text:style-name="T109"><text:s/>מְקוֹרָהּ. תִּקְרַת הַמְּעָרָה קָרְסָה בִּזְמַנִּים קְדוּמִים בְּשׁוּרָה שֶׁל הִתְמוֹטְטוּיוֹת; כְּכָל הַנִּרְאֶה הָאֵזוֹר הַמַּעֲרָבִי יוֹתֵר (מֵעַל הַמַּדְרֵגָה הַתַּחְתּוֹנָה) קָרַס וְנֶחְשַׂף רִאשׁוֹן, וְהַהִתְמוֹטְטוּת הַמַּסִּיבִית הַמְּאֻחֶרֶת בְּיוֹתֵר קָדְמָה לָרֹב הַיִּשּׁוּב בַּמַּדְרֵגָה הָעֶלְיוֹנָה. שְׁלוֹשׁ הַמַּדְרֵגוֹת מְכֻסּוֹת בְּשִׁכְבַת בַּרְקַצְיָה עָבָה (2</text:span><text:span text:style-name="T110">–</text:span><text:span text:style-name="T111">4<text:s/></text:span><text:span text:style-name="T112">מֶטְרִים</text:span><text:span text:style-name="T113">)<text:s/></text:span><text:span text:style-name="T114">הַנּוֹשֵׂאת</text:span><text:span text:style-name="T115"><text:s/></text:span><text:span text:style-name="T116">מִמְצָאִים</text:span><text:span text:style-name="T117"><text:s/></text:span><text:span text:style-name="T118">פְּרֵהִיסְטוֹרִיִּים</text:span><text:span text:style-name="T119">.<text:s/></text:span><text:span text:style-name="T120">בְּמֶרְכַּז</text:span><text:span text:style-name="T121"><text:s/></text:span><text:span text:style-name="T122">הַמַּדְרֵגָה</text:span><text:span text:style-name="T123"><text:s/></text:span><text:span text:style-name="T124">הָעֶלְיוֹנָה</text:span><text:span text:style-name="T125"><text:s/></text:span><text:span text:style-name="T126">קַיָּם</text:span><text:span text:style-name="T127"><text:s/></text:span><text:span text:style-name="T128">אֵזוֹר</text:span><text:span text:style-name="T129"><text:s/></text:span><text:span text:style-name="T130">שֶׁל</text:span><text:span text:style-name="T131"><text:s/></text:span><text:span text:style-name="T132">אֲדָמָה</text:span><text:span text:style-name="T133"><text:s/>"</text:span><text:span text:style-name="T134">רַכָּה</text:span><text:span text:style-name="T135">". הַשֶּׁטַח הַ"רַךְ" הוּא מוֹקֵד הַחֲפִירָה, וְנֶחְפַּר בּוֹ שֶׁטַח שֶׁל כְּ-20 מ"ר לְעֹמֶק מְרַבִּי שֶׁל כִּשְׁנֵי מֶטְרִים. חֲתָכֵי בְּדִיקָה נוֹסָפִים נֶחְפְּרוּ בְּבַרְקַצְיָה בְּכָל רַחֲבֵי הָאֶתֶר[1].</text:span></text:p>
      <text:p text:style-name="P136"/>
      <text:p text:style-name="P137"><text:span text:style-name="T138">בַּמַּדְרֵגָה הַתַּחְתּוֹנָה (הַמַּעֲרָבִית בְּיוֹתֵר) הִתְגַּלּוּ בַּחֲתָךְ בְּדִיקָה כְּלֵי צוּר הָאָפְיָנִיִּים לַתַּרְבּוּת הֵאָשְׁלוּ-יַבְּרוּדִית, בְּעִקָּר מְקַרְצְפִים נְטוּיִים רְחָבִים וְאַבְנֵי יָד. הַמִּמְצָאִים הִתְגַּלּוּ בְּתוֹךְ בְּרַקְצָיָה קָשָׁה וּלְצִדָּם לֹא הִשְׁתַּמְּרוּ עַצְמוֹת בַּעֲלֵי חַיִּים אוֹ מְתַקְּנִים. פְּרִיטֵי צוּר מְסֻתָּתִים תֹּאַרְכוּ בְּשִׁיטַת הִתְרַמּוּלוֹמִינַסְנַצְיָה (בְּדִיקַת גִּיל הַשְּׂרֵפָה שֶׁל כְּלֵי צוּר שְׂרוּפִים) לִכְ-300</text:span><text:span text:style-name="T139">–</text:span><text:span text:style-name="T140">250<text:s/></text:span><text:span text:style-name="T141">אַלְפֵי</text:span><text:span text:style-name="T142"><text:s/></text:span><text:span text:style-name="T143">שָׁנִים</text:span><text:span text:style-name="T144"><text:s/></text:span><text:span text:style-name="T145">לִפְנֵי</text:span><text:span text:style-name="T146"><text:s/></text:span><text:span text:style-name="T147">זְמַנֵּנוּ</text:span><text:span text:style-name="T148">[10].<text:s/></text:span><text:span text:style-name="T149">כְּלִי</text:span><text:span text:style-name="T150"><text:s/></text:span><text:span text:style-name="T151">הַצֹּר</text:span><text:span text:style-name="T152"><text:s/></text:span><text:span text:style-name="T153">הֻקְבְּלוּ</text:span><text:span text:style-name="T154"><text:s/></text:span><text:span text:style-name="T155">לְשִׁכְב</text:span><text:span text:style-name="T156">ָה<text:s/></text:span><text:span text:style-name="T157">E</text:span><text:span text:style-name="T158"><text:s/>בִּמְעָרַת תַּנּוּר (הַמְּרֻחֶקֶת כְּשִׁבְעָה ק"מ לַדָּרוֹם), שָׁם תֹּאַרְכוּ מִמְצָאִים אֵלֶּה לִכְ-400</text:span><text:span text:style-name="T159">–</text:span><text:span text:style-name="T160">260<text:s/></text:span><text:span text:style-name="T161">אַלְפֵי</text:span><text:span text:style-name="T162"><text:s/></text:span><text:span text:style-name="T163">שָׁנִים</text:span><text:span text:style-name="T164"><text:s/></text:span><text:span text:style-name="T165">לִפְנֵי</text:span><text:span text:style-name="T166"><text:s/></text:span><text:span text:style-name="T167">זְמַנֵּנוּ</text:span><text:span text:style-name="T168">[11].</text:span></text:p>
      <text:p text:style-name="P169"/>
      <text:p text:style-name="P170"><text:span text:style-name="T171">הַמַּדְרֵגָה הַתִּיכוֹנָה נִבְדְּקָה אַף הִיא, אַךְ כַּמּוּת הַמִּמְצָאִים שֶׁהִתְגַּלּוּ בָּהּ לֹא הִסְפִּיקָה לִקְבִיעַת שִׁיּוּכָהּ הַתַּרְבּוּתִי.</text:span></text:p>
      <text:p text:style-name="P172"/>
      <text:p text:style-name="P173"><text:span text:style-name="T174">הַמַּדְרֵגָה הָעֶלְיוֹנָה (הַמִּזְרָחִית בְּיוֹתֵר, הַסְּמוּכָה לִמְצוּק) מְכֻסֶּה כֻּלָּהּ בְּשִׁכְבָה עָבֶה (עַד 4 מֶטְרִים) שֶׁל הַתַּרְבּוּת הַמּוֹסְטָרִית, וּמִתַּחְתֶּיהָ נֶחְשְׂפָה מַפֹּלֶת אֲבָנִים גְּדוֹלָה וּבָהּ פְּרִיטִים מֵהַתַּרְבּוּת הֵאָשְׁלוּ-יַבְּרוּדִית. בַּמַּדְרֵגָה הָעֶלְיוֹנָה הִשְׁתַּמְּרוּ מְאַסְּפִים עֲשִׁירִים שֶׁל פְּרִיטֵי צוּר מְסֻתָּתִים, עַצְמוֹת בַּעֲלֵי חַיִּים וּשְׂרִידֵי מְדוּרוֹת. תַּעֲשִׂיַּת הַצֹּר בַּשִּׁכְבָה הַמּוּסְטָרִית בַּמַּדְרֵגָה הָעֶלְיוֹנָה הֻקְבְּלָה לְשִׁכְבָה<text:s/></text:span><text:span text:style-name="T175">D</text:span><text:span text:style-name="T176"><text:s/>בִּמְעָרַת תַּנּוּר, לְפִי הַשְּׁכִיחוּת הַגְּבוֹהָה שֶׁל פְּרִיטֵי צוּר מָאֳרָכִים (בְּעִקָּר חֻדִּים וּלְהָבִים, כְּמוֹ גַּם חֻדֵּי אַבּוּ זִיף) וְשֶׁל טֶכְנוֹלוֹגְיַת הַסִּתּוּת לִבְלוֹאָהּ. הַשִּׁכְבָה הַמַּקְבִּילָה מַבְחִינָה תַּרְבּוּתִית בִּמְעָרַת תַּנּוּר הַסְּמוּכָה, שִׁכְבָה<text:s/></text:span><text:span text:style-name="T177">D</text:span><text:span text:style-name="T178">, תָּאָרְכָה בְּאֶמְצָעוּת תְּרַמּוֹלוֹמִינָסֶנְצִיָּה לִכְ-260</text:span><text:span text:style-name="T179">–</text:span><text:span text:style-name="T180">190<text:s/></text:span><text:span text:style-name="T181">אַלְפֵי</text:span><text:span text:style-name="T182"><text:s/></text:span><text:span text:style-name="T183">שָׁנִים</text:span><text:span text:style-name="T184"><text:s/></text:span><text:span text:style-name="T185">לִפְנֵי</text:span><text:span text:style-name="T186"><text:s/></text:span><text:span text:style-name="T187">זְמַנֵּנוּ</text:span><text:span text:style-name="T188">[12].<text:s/></text:span><text:span text:style-name="T189">תּוֹצָאוֹת</text:span><text:span text:style-name="T190"><text:s/></text:span><text:span text:style-name="T191">שֶׁל</text:span><text:span text:style-name="T192"><text:s/></text:span><text:span text:style-name="T193">בְּדִיקוֹת</text:span><text:span text:style-name="T194"><text:s/></text:span><text:span text:style-name="T195">תֵּאֲרוּךְ</text:span><text:span text:style-name="T196"><text:s/></text:span><text:span text:style-name="T197">בְּאוֹתָהּ</text:span><text:span text:style-name="T198"><text:s/></text:span><text:span text:style-name="T199">הַשִּׁי</text:span><text:span text:style-name="T200">טָה בִּמְעָרַת מִיסְלִיָּה מָצְאוּ שֶׁגִּיל הַשְּׁכָבוֹת בַּמַּדְרֵגָה הָעֶלְיוֹנָה הוּא כְּ-250</text:span><text:span text:style-name="T201">–</text:span><text:span text:style-name="T202">170<text:s/></text:span><text:span text:style-name="T203">אַלְפֵי</text:span><text:span text:style-name="T204"><text:s/></text:span><text:span text:style-name="T205">שָׁנִים</text:span><text:span text:style-name="T206"><text:s/></text:span><text:span text:style-name="T207">לִפְנֵי</text:span><text:span text:style-name="T208"><text:s/></text:span><text:span text:style-name="T209">זְמַנֵּנוּ</text:span><text:span text:style-name="T210">[13].</text:span></text:p>
      <text:p text:style-name="P211"><text:span text:style-name="T212">הַתַּרְבּוּת הֵאָשְׁלוּ-יַבְּרוּדִית בִּמְעָרַת מִיסְלִיָּה</text:span></text:p>
      <text:p text:style-name="P213"/>
      <text:p text:style-name="P214"><text:span text:style-name="T215">מְעַט יָדוּעַ עַל הַתַּרְבּוּת הֵאָשְׁלוּ-יַבְּרוּדִית בִּמְעָרַת מִיסֶלְיָה, בִּגְלַל שִׁמּוּר גָּרוּעַ שֶׁל הַשְּׂרִידִים. עַצְמוֹת אָדָם וּבַעֲלֵי חַיִּים, שְׂרִידֵי צְמָחִים וּמְדוּרוֹת לֹא הִשְׁתַּמְּרוּ בַּשִּׁכְבָה זֹאת. הַמִּמְצָא הָאַרְכֵאוֹלוֹגִי כּוֹלֵל כַּמָּה אַלְפֵי פְּרִיטֵי צוּר מְסֻתָּתִים. חֹמֶר הַגֶּלֶם לְסִתּוּת רֹב הַכֵּלִים הוּבָא מִנַּחַל גַּלִּים הַסָּמוּךְ (2</text:span><text:span text:style-name="T216">–</text:span><text:span text:style-name="T217">3<text:s/></text:span><text:span text:style-name="T218">ק</text:span><text:span text:style-name="T219">"</text:span><text:span text:style-name="T220">מ</text:span><text:span text:style-name="T221"><text:s/></text:span><text:span text:style-name="T222">צָפוֹנָה</text:span><text:span text:style-name="T223">),<text:s/></text:span><text:span text:style-name="T224">אַךְ</text:span><text:span text:style-name="T225"><text:s/></text:span><text:span text:style-name="T226">מִקְּצָת</text:span><text:span text:style-name="T227"><text:s/></text:span><text:span text:style-name="T228">הַכֵּלִים</text:span><text:span text:style-name="T229"><text:s/></text:span><text:span text:style-name="T230">עֲשׂוּיִים</text:span><text:span text:style-name="T231"><text:s/></text:span><text:span text:style-name="T232">מָצוֹר</text:span><text:span text:style-name="T233"><text:s/></text:span><text:span text:style-name="T234">מִמְּקוֹרוֹת</text:span><text:span text:style-name="T235"><text:s/></text:span><text:span text:style-name="T236">הַמְּרֻחָקִים</text:span><text:span text:style-name="T237"><text:s/></text:span><text:span text:style-name="T238">עֶשְׂרוֹת</text:span><text:span text:style-name="T239"><text:s/></text:span><text:span text:style-name="T240">ק</text:span><text:span text:style-name="T241">"</text:span><text:span text:style-name="T242">מ</text:span><text:span text:style-name="T243"><text:s/></text:span><text:span text:style-name="T244">מֵהָאֲתָר</text:span><text:span text:style-name="T245">,<text:s/></text:span><text:span text:style-name="T246">מָה</text:span><text:span text:style-name="T247"><text:s/></text:span><text:span text:style-name="T248">שֶׁמַּצְבִּיעַ</text:span><text:span text:style-name="T249"><text:s/></text:span><text:span text:style-name="T250">עַל</text:span><text:span text:style-name="T251"><text:s/></text:span><text:span text:style-name="T252">נְדִידָה</text:span><text:span text:style-name="T253"><text:s/></text:span><text:span text:style-name="T254">לְמֶרְחַקִּים</text:span><text:span text:style-name="T255"><text:s/></text:span><text:soft-page-break/><text:span text:style-name="T256">גְּדוֹלִים</text:span><text:span text:style-name="T257">.<text:s/></text:span><text:span text:style-name="T258">הַכֵּלִים</text:span><text:span text:style-name="T259"><text:s/>הַדּוּ-פָּנִיִּים הֵם הָרְאוּיִים בְּיוֹתֵר לְצִיּוֹן, וְכוֹלְלִים אַבְנֵי יָד רַבּוֹת שֶׁחֶלְקָן קְטַנּוֹת יַחֲסִית, פָּחוֹת סִימֶטְרִיּוֹת וּמְחֻדָּדוֹת יוֹתֵר מֵאַבְנֵי-יָד מִן הַתַּרְבּוּת הַאַשְׁלָיַת[14]. שִׁיטוֹת הַסִּתּוּת הָיוּ מְגֻוָּנוֹת, בְּהֶתְאֵם לַתּוֹצָר הַמְּבֻקָּשׁ (אֶבֶן יָד, מְקַרְצֵף, נֶתֶז דַּק לְחִתּוּךְ וְכַדּוֹמֶה). לְדַעְתָּם שֶׁל חוֹקְרֵי הָאֲתָר, הַהֶבְדֵּל הַנִּכָּר בְּטִפּוּסֵי הַכֵּלִים וּבְעִקָּר בְּשִׁיטַת הַסִּתּוּת שֶׁלָּהֶם בֵּין הַשִּׁכְבָה הֵאָשְׁלוּ-יַבְּרוּדִית לְשִׁכְבַת הַתַּרְבּוּת הַמּוּסְטָרִית בִּמְעָרַת מִיסֶלְיָה מַצְבִּיעַ עַל הֵעָדֵר קֶשֶׁר בֵּין שְׁתֵּי הַתַּרְבּוּיוֹת[15].</text:span></text:p>
      <text:p text:style-name="P260"><text:span text:style-name="T261">הַתַּרְבּוּת הַמּוּסְטָרִית בִּמְעָרַת מִיסְלִיָּה</text:span></text:p>
      <text:p text:style-name="P262"><text:span text:style-name="T263">חֲשִׂיפַת "מִפְלַס חַיִּים" עָשִׁיר בִּפְרִיטֵי צוּר מְסֻתָּתִים בְּמַהֲלַךְ הַחֲפִירָה בִּמְעָרַת מִיסְלִיָּה</text:span></text:p>
      <text:p text:style-name="P264"/>
      <text:p text:style-name="P265"><text:span text:style-name="T266">הַשָּׁלָב הַקָּדוּם שֶׁל הַתַּרְבּוּת הַמּוֹסְטָרִית מְיֻצָּג בָּאֲתָר עַל יְדֵי שְׁכָבוֹת עָבוֹת וַעֲשִׁירוֹת בַּמִּמְצָאִים בַּמַּדְרֵגָה הָעֶלְיוֹנָה. בִּשְׁכָבוֹת אֵלֶּה הִשְׁתַּמְּרוּ מִסְפַּר מוֹקְדִים<text:s/></text:span><text:span text:style-name="T267">–</text:span><text:span text:style-name="T268"><text:s/></text:span><text:span text:style-name="T269">שְׂרִידֵי</text:span><text:span text:style-name="T270"><text:s/></text:span><text:span text:style-name="T271">מְדוּרוֹת</text:span><text:span text:style-name="T272"><text:s/>קְדוּמוֹת, הַמֻּרְכָּבִים מֵאֵפֶר וּמֵחֳמָרִים שְׂרוּפִים אֲחֵרִים, וְנִתָּנִים לְהַבְחָנָה בְּנָקֵל בְּתוֹךְ אַדְמַת הַמְּעָרוֹת הִבְהִירָה יוֹתֵר. הַמּוֹקֵד הַשָּׁמוּר בְּיוֹתֵר הוּא בְּקֹטֶר שֶׁל כְּמֶטֶר וּבְעֹבִי שֶׁל כְּ-20 ס"מ, וְנִרְאָה שֶׁהָיָה בְּשִׁמּוּשׁ פְּעָמִים רַבּוֹת בְּאוֹתָהּ נְקֻדָּה. בְּתוֹךְ כֶּתֶם הָאֵפֶר וּמִסְּבִיבוֹ פְּזוּרִים פְּרִיטֵי צוּר וַעֲצָמוֹת שְׂרוּפִים[16]. בְּדִיקָה מִיקְרוֹסְקוֹפִּית שֶׁל הַקַּרְקַע אִפְשְׁרָה לְזַהוֹת אֶת הַחֹמֶר הַצִּמְחִי הַשָּׂרוּף שֶׁלּוֹקֵט עַל יְדֵי תּוֹשָׁבֵי הָאֲתָר וְשִׁמֵּשׁ לִבְעִירָה[17]. כָּל הָעֵדוּיוֹת בָּאֲתָר מַצְבִּיעוֹת עַל שְׁלִיטָה וְשִׁמּוּשׁ יוֹמְיוֹמִי בְּאֵשׁ.</text:span></text:p>
      <text:p text:style-name="P273"/>
      <text:p text:style-name="P274"><text:span text:style-name="T275">הַתַּרְבּוּת הַחָמְרִית בָּאָה לִידֵי בִּטּוּי בְּשֶׁפַע עָצוּם שֶׁל פְּרִיטֵי צוּר מְסֻתָּתִים<text:s/></text:span><text:span text:style-name="T276">–</text:span><text:span text:style-name="T277"><text:s/></text:span><text:span text:style-name="T278">כְּ</text:span><text:span text:style-name="T279">-50,000<text:s/></text:span><text:span text:style-name="T280">פְּרִיטִ</text:span><text:span text:style-name="T281">ים נִמְצְאוּ בַּמַּדְרֵגָה הָעֶלְיוֹנָה בִּלְבַד. טִפּוּסֵי הַכֵּלִים הַבּוֹלְטִים הֵם חֻדִּים מִטִּפּוּסִים מְגֻוָּנִים וּלְהָבִים מְשֻׁבְרָרִים, אֲשֶׁר סֻתְּתוּ בְּכַמָּה שִׁיטוֹת, כְּטֶכְנִיקַת לִבְלוֹאָהּ וְטֶכְנִיקָה לֶהָבִית. הַצֹּר לַהֲפָקַת הַכֵּלִים נֶאֱסַף בְּדֶרֶךְ כְּלָל מִמְּקוֹרוֹת קְרוֹבִים בַּכַּרְמֶל כְּנַחַל גַּלִּים, הַר אֹרֶן וְנַחַל מְעָרוֹת, בְּמֶרְחַקִּים שֶׁל 2</text:span><text:span text:style-name="T282">–</text:span><text:span text:style-name="T283">8<text:s/></text:span><text:span text:style-name="T284">ק</text:span><text:span text:style-name="T285">"</text:span><text:span text:style-name="T286">מ</text:span><text:span text:style-name="T287"><text:s/></text:span><text:span text:style-name="T288">מֵהָאֲתָר</text:span><text:span text:style-name="T289">.<text:s/></text:span><text:span text:style-name="T290">צְפִיפוּת</text:span><text:span text:style-name="T291"><text:s/></text:span><text:span text:style-name="T292">וּמִגְוַן</text:span><text:span text:style-name="T293"><text:s/></text:span><text:span text:style-name="T294">פְּרִיטֵי</text:span><text:span text:style-name="T295"><text:s/></text:span><text:span text:style-name="T296">הַצֹּר</text:span><text:span text:style-name="T297"><text:s/></text:span><text:span text:style-name="T298">בָּאֲתָר</text:span><text:span text:style-name="T299"><text:s/></text:span><text:span text:style-name="T300">הֵם</text:span><text:span text:style-name="T301"><text:s/></text:span><text:span text:style-name="T302">מֵהַגְּבוֹהוֹת</text:span><text:span text:style-name="T303"><text:s/></text:span><text:span text:style-name="T304">שֶׁנִּמְצְאוּ</text:span><text:span text:style-name="T305"><text:s/></text:span><text:span text:style-name="T306">בַּאֲתָרֵי</text:span><text:span text:style-name="T307"><text:s/></text:span><text:span text:style-name="T308">הַתְּקוּפָה</text:span><text:span text:style-name="T309">[18]. מֶחְקַר סִימָנֵי הַבְּלָיָה הַמִּיקְרוֹסְקוֹפִּיִּים שֶׁעַל חֻדֵּי הַצֹּר הַמָּאֳרָכִים מִטִּפּוּס "אַבּוּ זִיף" הֶעֱלָה כִּי הֵם שִׁמְּשׁוּ לְעִבּוּד מִגְוָן שֶׁל חֳמָרִים צִמְחִיִּים וַאֲחֵרִים[19]</text:span></text:p>
      <text:p text:style-name="P310"><text:span text:style-name="T311">לֶסֶת עֶלְיוֹנָה שֶׁל צְבִי מִמְּעָרַת מִיסְלִיָּה (פָּלָאוּלִית תִּיכוֹן, כְּ-200 אֶלֶף שָׁנָה לִפְנֵי זְמַנֵּנוּ).</text:span></text:p>
      <text:p text:style-name="P312"/>
      <text:p text:style-name="P313"><text:span text:style-name="T314">הַכַּלְכָּלָה שֶׁל שׁוֹכְנֵי הָאֲתָר הִתְבַּסְּסָה עַל צֵיד שֶׁל בַּעֲלֵי-פְּרָסוֹת וְלֶקֶט צִמְחִי בַּר. נִתָּן לַחֲקֹר אֶת כַּלְכָּלַת הַבָּשָׂר לְפִי שְׁיָרֵי הָאֲרוּחוֹת (אַלְפֵי עֲצָמוֹת מְאֻבָּנוֹת שֶׁל בַּעֲלֵי חַיִּים) שֶׁהֻשְׁאֲרוּ כְּדֶרֶךְ קֶבַע עַל רְצָפוֹת הַמְּגוּרִים אוֹ סָמוּךְ לָהֶן. אַנְשֵׁי מִיסַלְיָה צִדּוֹ בְּשִׁיטָתִיּוּת בַּעֲלֵי-פְּרָסוֹת, כְּיַחְמוּר פַּרְסִי, צְבִי אֶרֶץ יִשְׂרְאֵלִי, בֵּקֶר-בַּר, עֵז הַבַּר, חֲזִיר בַּר, אֱיָל אַדְמוֹנִי וְאַיַּל הַכַּרְמֶל וְאָסְפוּ בֵּיצֵי יְעֵנִים. נִתּוּחַ שְׁכִיחוּת חֶלְקֵי הַשֶּׁלֶד (הַמְּיַצְּגִים אֶת חֶלְקֵי הַגּוּף שֶׁהוּבְאוּ לַמְּעָרָה) וּבְדִיקַת סִימָנֵי הַחִתּוּךְ שֶׁנּוֹצְרוּ עַל-גַּבֵּי הָעֲצָמוֹת בְּתַהֲלִיךְ הַשְּׁחִיטָה, מַרְאִים שֶׁהַצְּבָאִים הוּבְאוּ לְאַתֵּר בִּשְׁלֵמוּתָם וְנִשְׁחֲטוּ בּוֹ. לְעֻמַּת זֹאת, הַיַּחְמוּרִים, הַגְּדוֹלִים יוֹתֵר, עָבְרוּ עִבּוּד רִאשׁוֹנִי בִּמְקוֹם הַצַּיִד וְרַק חֲלָקִים מְסֻיָּמִים, עֲשִׁירִים בְּבָשָׂר וְשֻׁמָּן וְקַלִּים לַנְּשִׂיאָה, הוּבְאוּ לַמְּעָרָה[4].</text:span></text:p>
      <text:p text:style-name="P315"/>
      <text:p text:style-name="P316"><text:span text:style-name="T317">עַל יְכוֹלוֹת הַצַּיִד הַמְּפֻתָּחוֹת שֶׁל תּוֹשָׁבֵי הָאֲתָר מְעִידוֹת שְׁתֵּי תּוֹפָעוֹת: בַּמְּעָרָה קַיָּם יִצּוּג לְחֶלְקֵי שֶׁלֶד עֲשִׁירִים בַּבָּשָׂר שֶׁל בַּעֲלֵי פְּרָסוֹת בִּגְדָלִים שׁוֹנִים, עֲלֵיהֶם נִתְגַּלּוּ סִימָנֵי חִתּוּךְ הַמְּעִידִים עַל הוֹרָדַת הַבָּשָׂר. מִמְצָא זֶה מַרְאֶה כִּי תּוֹשָׁבֵי מִיסְלִיָּה נֶהֱנוּ מִגִּישָׁה רִאשׁוֹנִית לְפַגֵּר, כְּכָל הַנִּרְאֶה עַל יְדֵי צַיִד, וְלֹא הִסְתַּפְּקוּ בְּאִסּוּף שְׁיָרֵי סְעוּדוֹת שֶׁל טוֹרְפִים. בְּנוֹסָף, הַיַּחְמוּרִים שֶׁנִּצּוֹדוּ הָיוּ בְּעִקָּר פְּרָטִים בּוֹגְרִים בְּשִׂיא חַיֵּיהֶם. צֵיד שִׁיטָתִי שֶׁל פְּרָטִים בּוֹגְרִים (לְהַבְדִּיל מֵהִתְמַקְּדוּת בַּפְּרָטִים הַחַלָּשִׁים<text:s/></text:span><text:span text:style-name="T318">–</text:span><text:span text:style-name="T319"><text:s/></text:span><text:span text:style-name="T320">הַצְּעִירִים</text:span><text:span text:style-name="T321"><text:s/></text:span><text:span text:style-name="T322">וְהַזְּקֵנִים</text:span><text:span text:style-name="T323">)<text:s/></text:span><text:span text:style-name="T324">מְזֹהָה</text:span><text:span text:style-name="T325"><text:s/></text:span><text:span text:style-name="T326">כִּדְפוּס</text:span><text:span text:style-name="T327"><text:s/></text:span><text:span text:style-name="T328">צַיִד</text:span><text:span text:style-name="T329"><text:s/>"</text:span><text:span text:style-name="T330">אֱנוֹשִׁי</text:span><text:span text:style-name="T331">"<text:s/></text:span><text:span text:style-name="T332">וּמֻכָּר</text:span><text:span text:style-name="T333"><text:s/></text:span><text:span text:style-name="T334">מ</text:span><text:span text:style-name="T335">ֵחַבְרוֹת צַיָּדִים-לַקָּטִים פְּרֵהִיסְטוֹרִיּוֹת וּבְנוֹת יָמֵינוּ[4]. בְּנֵי הָאָדָם שֶׁיָּשְׁבוּ בְּמִיסַלְיָה צִדּוֹ<text:s/></text:span><text:span text:style-name="T336">בְּשִׁיטָתִיּוּת בַּעֲלֵי-פְּרָסוֹת גְּדוֹלִים, שָׁלְטוּ בְּמִסְפַּר טֶכְנִיקוֹת מְתֻחְכָּמוֹת לְסִתּוּת כְּלִי צוּר, הִשְׁתַּמְּשׁוּ בְּאֹפֶן שִׁיטָתִי בְּאֵשׁ וּכְכָל הַנִּרְאֶה יָשְׁבוּ בַּאֲתַר פִּרְקֵי זְמַן אֲרֻכִּים. לְפִיכָךְ מְפָרְשִׁים חוֹקְרֵי הָאֲתָר אֶת דֶּגֶם הַיִּשּׁוּב, מִנְהֲגֵי הַצַּיָּד וְהַטֶּכְנוֹלוֹגְיָה שֶׁנָּהֲגוּ במיסליה לִפְנֵי כְּ-200 אֶלֶף שָׁנָה כְּמִבְטָאִים הִתְנַהֲגוּת 'מוֹדֶרְנִית', הַדּוֹמֶה לְהִתְנַהֲגוּתָם שֶׁל צַיָּדִים-לַקָּטִים בַּפְּרֵהִיסְטוֹרְיָה הַמְּאֻחֶרֶת וּבָעֵת הַחֲדָשָׁה[4].</text:span></text:p>
      <text:p text:style-name="P337"/>
      <text:p text:style-name="P338"><text:span text:style-name="T339">הַצָּעַת שִׁחְזוּר לִפְעִילוּיוֹת שֶׁנַּעֲשׂוּ בְּאֵזוֹר הַמּוֹקֵד, הַמְּבֻסֶּסֶת עַל מְאַפְיְנֵי שִׁבְרֵי עֲצָמוֹת בַּעֲלֵי הַחַיִּים, הֶעֶלְתָה כִּי תּוֹשָׁבֵי הַמַּחֲנֶה בִּצְּעוּ אֶת הָעִבּוּד הָרִאשׁוֹנִי שֶׁל בַּעֲלֵי הַחַיִּים בְּמֶרְחָק-מָה מֵהַמּוֹקֵד, אוּלַי לְיַד קִיר הַמְּעָרָה, וְאָז הֵבִיאוּ חֲלָקִים מֵהַפְּגָרִים לְאֵזוֹר הַמְּדוּרָה וְשָׁם צָרְכוּ אֶת הַמָּזוֹן. הָאֲנָשִׁים הִשְׁתַּמְּשׁוּ בְּסַכֵּנִי הַצֹּר בִּשְׁבִיל לְהוֹרִיד אֶת הַבָּשָׂר מַעַצְמוֹת הַגַּפַּיִם וּפִצְּחוּ אֶת הָעֲצָמוֹת בְּמַקֶּבֶת אֶבֶן בִּשְׁבִיל לֶאֱכֹל אֶת מֹחַ הָעֶצֶם. לְאַחַר הַצְּרִיכָה הוֹתִירוּ הָאֲנָשִׁים אֶת הַשְּׁיָרִים מִסָּבִיב לַמְּדוּרָה</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Nachlieli CLM" svg:font-family="Nachlieli CLM" style:font-family-generic="modern" style:font-pitch="variable" svg:panose-1="2 0 6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hlomo" svg:font-family="Shlomo" style:font-family-generic="system" style:font-pitch="variable" svg:panose-1="2 0 4 0 0 0 0 0 0 0"/>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Taamey Ashkenaz" svg:font-family="Taamey Ashkenaz"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Nachlieli CLM"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text-align="justify" fo:margin-bottom="0.0972in" fo:line-height="120%"/>
      <style:text-properties style:font-name-complex="Shlomo" fo:font-size="10.5pt" style:font-size-asian="10.5pt" style:font-size-complex="8pt" fo:hyphenate="false"/>
    </style:style>
    <style:style style:name="List" style:display-name="List" style:family="paragraph" style:parent-style-name="Textbody">
      <style:text-properties style:font-name-complex="Nachlieli CLM"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fo:hyphenate="true"/>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in" fo:page-height="8.5in" style:print-orientation="landscape" fo:margin-top="0.2in" fo:margin-left="0.2in" fo:margin-bottom="0.2in" fo:margin-right="0.2in" style:num-format="1" style:writing-mode="rl-tb">
        <style:columns fo:column-count="2" fo:column-gap="0.1in">
          <style:column-sep/>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athan Kasimer</meta:initial-creator>
    <dc:creator>Kasimer Nathan</dc:creator>
    <meta:creation-date>2020-10-14T20:39:00Z</meta:creation-date>
    <dc:date>2020-10-14T20:44:00Z</dc:date>
    <meta:print-date>2020-10-14T20:39:00Z</meta:print-date>
    <meta:template xlink:href="Normal.dotm" xlink:type="simple"/>
    <meta:editing-cycles>3</meta:editing-cycles>
    <meta:editing-duration>PT300S</meta:editing-duration>
    <meta:document-statistic meta:page-count="2" meta:paragraph-count="27" meta:word-count="2070" meta:character-count="13843" meta:row-count="98" meta:non-whitespace-character-count="11800"/>
  </office:meta>
</office:document-meta>
</file>